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Bitstream Vera Sans6" svg:font-family="'Bitstream Vera Sans'"/>
    <style:font-face style:name="Calibri" svg:font-family="Calibri"/>
    <style:font-face style:name="OpenSymbol2" svg:font-family="OpenSymbol"/>
    <style:font-face style:name="Tahoma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8.493cm" fo:margin-left="0cm" table:align="left" fo:background-color="transparent" style:may-break-between-rows="true" style:writing-mode="lr-tb">
        <style:background-image/>
      </style:table-properties>
    </style:style>
    <style:style style:name="Tableau1.A" style:family="table-column">
      <style:table-column-properties style:column-width="1.212cm"/>
    </style:style>
    <style:style style:name="Tableau1.B" style:family="table-column">
      <style:table-column-properties style:column-width="1.214cm"/>
    </style:style>
    <style:style style:name="Tableau1.1" style:family="table-row">
      <style:table-row-properties style:min-row-height="0.6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a9ce7b" fo:padding="0.101cm" fo:border-left="0.05pt solid #000000" fo:border-right="none" fo:border-top="0.05pt solid #000000" fo:border-bottom="0.05pt solid #000000" fo:vertical-align="center">
        <style:background-image/>
      </style:table-cell-properties>
    </style:style>
    <style:style style:name="Tableau1.B1" style:family="table-cell">
      <style:table-cell-properties style:vertical-align="middle" fo:background-color="#a9ce7b" fo:padding="0.101cm" fo:border-left="0.05pt solid #000000" fo:border-right="none" fo:border-top="0.05pt solid #000000" fo:border-bottom="0.05pt solid #000000" fo:vertical-align="center">
        <style:background-image/>
      </style:table-cell-properties>
    </style:style>
    <style:style style:name="Tableau1.C1" style:family="table-cell">
      <style:table-cell-properties style:vertical-align="middle" fo:background-color="#a9ce7b" fo:padding="0.101cm" fo:border-left="0.05pt solid #000000" fo:border-right="none" fo:border-top="0.05pt solid #000000" fo:border-bottom="0.05pt solid #000000" fo:vertical-align="center">
        <style:background-image/>
      </style:table-cell-properties>
    </style:style>
    <style:style style:name="Tableau1.D1" style:family="table-cell">
      <style:table-cell-properties style:vertical-align="middle" fo:background-color="#a9ce7b" fo:padding="0.101cm" fo:border-left="0.05pt solid #000000" fo:border-right="none" fo:border-top="0.05pt solid #000000" fo:border-bottom="0.05pt solid #000000" fo:vertical-align="center">
        <style:background-image/>
      </style:table-cell-properties>
    </style:style>
    <style:style style:name="Tableau1.E1" style:family="table-cell">
      <style:table-cell-properties style:vertical-align="middle" fo:background-color="#a9ce7b" fo:padding="0.101cm" fo:border-left="0.05pt solid #000000" fo:border-right="none" fo:border-top="0.05pt solid #000000" fo:border-bottom="0.05pt solid #000000" fo:vertical-align="center">
        <style:background-image/>
      </style:table-cell-properties>
    </style:style>
    <style:style style:name="Tableau1.F1" style:family="table-cell">
      <style:table-cell-properties style:vertical-align="middle" fo:background-color="#a9ce7b" fo:padding="0.101cm" fo:border-left="0.05pt solid #000000" fo:border-right="none" fo:border-top="0.05pt solid #000000" fo:border-bottom="0.05pt solid #000000" fo:vertical-align="center">
        <style:background-image/>
      </style:table-cell-properties>
    </style:style>
    <style:style style:name="Tableau1.G1" style:family="table-cell">
      <style:table-cell-properties style:vertical-align="middle" fo:background-color="#a9ce7b" fo:padding="0.101cm" fo:border="0.05pt solid #000000" fo:vertical-align="center">
        <style:background-image/>
      </style:table-cell-properties>
    </style:style>
    <style:style style:name="Tableau1.2" style:family="table-row">
      <style:table-row-properties style:min-row-height="0.6cm"/>
    </style:style>
    <style:style style:name="Tableau1.A2" style:family="table-cell">
      <style:table-cell-properties style:vertical-align="middle" fo:background-color="#ffffff" fo:padding="0.101cm" fo:border-left="0.05pt solid #000000" fo:border-right="none" fo:border-top="none" fo:border-bottom="0.05pt solid #000000" fo:vertical-align="center">
        <style:background-image/>
      </style:table-cell-properties>
    </style:style>
    <style:style style:name="Tableau1.B2" style:family="table-cell">
      <style:table-cell-properties style:vertical-align="middle" fo:background-color="#ffffff" fo:padding="0.101cm" fo:border-left="0.05pt solid #000000" fo:border-right="none" fo:border-top="none" fo:border-bottom="0.05pt solid #000000" fo:vertical-align="center">
        <style:background-image/>
      </style:table-cell-properties>
    </style:style>
    <style:style style:name="Tableau1.C2" style:family="table-cell">
      <style:table-cell-properties style:vertical-align="middle" fo:background-color="#ffffff" fo:padding="0.101cm" fo:border-left="0.05pt solid #000000" fo:border-right="none" fo:border-top="none" fo:border-bottom="0.05pt solid #000000" fo:vertical-align="center">
        <style:background-image/>
      </style:table-cell-properties>
    </style:style>
    <style:style style:name="Tableau1.D2" style:family="table-cell">
      <style:table-cell-properties style:vertical-align="middle" fo:background-color="#ffffff" fo:padding="0.101cm" fo:border-left="0.05pt solid #000000" fo:border-right="none" fo:border-top="none" fo:border-bottom="0.05pt solid #000000" fo:vertical-align="center">
        <style:background-image/>
      </style:table-cell-properties>
    </style:style>
    <style:style style:name="Tableau1.E2" style:family="table-cell">
      <style:table-cell-properties style:vertical-align="middle" fo:background-color="#ffffff" fo:padding="0.101cm" fo:border-left="0.05pt solid #000000" fo:border-right="none" fo:border-top="none" fo:border-bottom="0.05pt solid #000000" fo:vertical-align="center">
        <style:background-image/>
      </style:table-cell-properties>
    </style:style>
    <style:style style:name="Tableau1.F2" style:family="table-cell">
      <style:table-cell-properties style:vertical-align="middle" fo:background-color="#ffffff" fo:padding="0.101cm" fo:border-left="0.05pt solid #000000" fo:border-right="none" fo:border-top="none" fo:border-bottom="0.05pt solid #000000" fo:vertical-align="center">
        <style:background-image/>
      </style:table-cell-properties>
    </style:style>
    <style:style style:name="Tableau1.G2" style:family="table-cell">
      <style:table-cell-properties style:vertical-align="middle" fo:background-color="#ffffff" fo:padding="0.101cm" fo:border-left="0.05pt solid #000000" fo:border-right="0.05pt solid #000000" fo:border-top="none" fo:border-bottom="0.05pt solid #000000" fo:vertical-align="center">
        <style:background-image/>
      </style:table-cell-properties>
    </style:style>
    <style:style style:name="Tableau2" style:family="table">
      <style:table-properties style:width="8.493cm" fo:margin-left="0cm" table:align="left" fo:background-color="transparent" style:may-break-between-rows="true" style:writing-mode="lr-tb">
        <style:background-image/>
      </style:table-properties>
    </style:style>
    <style:style style:name="Tableau2.A" style:family="table-column">
      <style:table-column-properties style:column-width="1.212cm"/>
    </style:style>
    <style:style style:name="Tableau2.B" style:family="table-column">
      <style:table-column-properties style:column-width="1.214cm"/>
    </style:style>
    <style:style style:name="Tableau2.1" style:family="table-row">
      <style:table-row-properties style:min-row-height="0.6cm"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a9ce7b" fo:padding="0.101cm" fo:border-left="0.05pt solid #000000" fo:border-right="none" fo:border-top="0.05pt solid #000000" fo:border-bottom="0.05pt solid #000000" fo:vertical-align="center">
        <style:background-image/>
      </style:table-cell-properties>
    </style:style>
    <style:style style:name="Tableau2.B1" style:family="table-cell">
      <style:table-cell-properties style:vertical-align="middle" fo:background-color="#a9ce7b" fo:padding="0.101cm" fo:border-left="0.05pt solid #000000" fo:border-right="none" fo:border-top="0.05pt solid #000000" fo:border-bottom="0.05pt solid #000000" fo:vertical-align="center">
        <style:background-image/>
      </style:table-cell-properties>
    </style:style>
    <style:style style:name="Tableau2.C1" style:family="table-cell">
      <style:table-cell-properties style:vertical-align="middle" fo:background-color="#a9ce7b" fo:padding="0.101cm" fo:border-left="0.05pt solid #000000" fo:border-right="none" fo:border-top="0.05pt solid #000000" fo:border-bottom="0.05pt solid #000000" fo:vertical-align="center">
        <style:background-image/>
      </style:table-cell-properties>
    </style:style>
    <style:style style:name="Tableau2.D1" style:family="table-cell">
      <style:table-cell-properties style:vertical-align="middle" fo:background-color="#a9ce7b" fo:padding="0.101cm" fo:border-left="0.05pt solid #000000" fo:border-right="none" fo:border-top="0.05pt solid #000000" fo:border-bottom="0.05pt solid #000000" fo:vertical-align="center">
        <style:background-image/>
      </style:table-cell-properties>
    </style:style>
    <style:style style:name="Tableau2.E1" style:family="table-cell">
      <style:table-cell-properties style:vertical-align="middle" fo:background-color="#a9ce7b" fo:padding="0.101cm" fo:border-left="0.05pt solid #000000" fo:border-right="none" fo:border-top="0.05pt solid #000000" fo:border-bottom="0.05pt solid #000000" fo:vertical-align="center">
        <style:background-image/>
      </style:table-cell-properties>
    </style:style>
    <style:style style:name="Tableau2.F1" style:family="table-cell">
      <style:table-cell-properties style:vertical-align="middle" fo:background-color="#a9ce7b" fo:padding="0.101cm" fo:border-left="0.05pt solid #000000" fo:border-right="none" fo:border-top="0.05pt solid #000000" fo:border-bottom="0.05pt solid #000000" fo:vertical-align="center">
        <style:background-image/>
      </style:table-cell-properties>
    </style:style>
    <style:style style:name="Tableau2.G1" style:family="table-cell">
      <style:table-cell-properties style:vertical-align="middle" fo:background-color="#a9ce7b" fo:padding="0.101cm" fo:border="0.05pt solid #000000" fo:vertical-align="center">
        <style:background-image/>
      </style:table-cell-properties>
    </style:style>
    <style:style style:name="Tableau2.2" style:family="table-row">
      <style:table-row-properties style:min-row-height="0.6cm"/>
    </style:style>
    <style:style style:name="Tableau2.A2" style:family="table-cell">
      <style:table-cell-properties style:vertical-align="middle" fo:background-color="#ffffff" fo:padding="0.101cm" fo:border-left="0.05pt solid #000000" fo:border-right="none" fo:border-top="none" fo:border-bottom="0.05pt solid #000000" fo:vertical-align="center">
        <style:background-image/>
      </style:table-cell-properties>
    </style:style>
    <style:style style:name="Tableau2.B2" style:family="table-cell">
      <style:table-cell-properties style:vertical-align="middle" fo:background-color="#ffffff" fo:padding="0.101cm" fo:border-left="0.05pt solid #000000" fo:border-right="none" fo:border-top="none" fo:border-bottom="0.05pt solid #000000" fo:vertical-align="center">
        <style:background-image/>
      </style:table-cell-properties>
    </style:style>
    <style:style style:name="Tableau2.C2" style:family="table-cell">
      <style:table-cell-properties style:vertical-align="middle" fo:background-color="#ffffff" fo:padding="0.101cm" fo:border-left="0.05pt solid #000000" fo:border-right="none" fo:border-top="none" fo:border-bottom="0.05pt solid #000000" fo:vertical-align="center">
        <style:background-image/>
      </style:table-cell-properties>
    </style:style>
    <style:style style:name="Tableau2.D2" style:family="table-cell">
      <style:table-cell-properties style:vertical-align="middle" fo:background-color="#ffffff" fo:padding="0.101cm" fo:border-left="0.05pt solid #000000" fo:border-right="none" fo:border-top="none" fo:border-bottom="0.05pt solid #000000" fo:vertical-align="center">
        <style:background-image/>
      </style:table-cell-properties>
    </style:style>
    <style:style style:name="Tableau2.E2" style:family="table-cell">
      <style:table-cell-properties style:vertical-align="middle" fo:background-color="#ffffff" fo:padding="0.101cm" fo:border-left="0.05pt solid #000000" fo:border-right="none" fo:border-top="none" fo:border-bottom="0.05pt solid #000000" fo:vertical-align="center">
        <style:background-image/>
      </style:table-cell-properties>
    </style:style>
    <style:style style:name="Tableau2.F2" style:family="table-cell">
      <style:table-cell-properties style:vertical-align="middle" fo:background-color="#ffffff" fo:padding="0.101cm" fo:border-left="0.05pt solid #000000" fo:border-right="none" fo:border-top="none" fo:border-bottom="0.05pt solid #000000" fo:vertical-align="center">
        <style:background-image/>
      </style:table-cell-properties>
    </style:style>
    <style:style style:name="Tableau2.G2" style:family="table-cell">
      <style:table-cell-properties style:vertical-align="middle" fo:background-color="#ffffff" fo:padding="0.101cm" fo:border-left="0.05pt solid #000000" fo:border-right="0.05pt solid #000000" fo:border-top="none" fo:border-bottom="0.05pt solid #000000" fo:vertical-align="center">
        <style:background-image/>
      </style:table-cell-properties>
    </style:style>
    <style:style style:name="Tableau11" style:family="table">
      <style:table-properties style:width="9.151cm" table:align="margins"/>
    </style:style>
    <style:style style:name="Tableau11.A" style:family="table-column">
      <style:table-column-properties style:column-width="2.096cm" style:rel-column-width="15006*"/>
    </style:style>
    <style:style style:name="Tableau11.B" style:family="table-column">
      <style:table-column-properties style:column-width="3.307cm" style:rel-column-width="23685*"/>
    </style:style>
    <style:style style:name="Tableau11.C" style:family="table-column">
      <style:table-column-properties style:column-width="3.748cm" style:rel-column-width="26844*"/>
    </style:style>
    <style:style style:name="Tableau11.1" style:family="table-row">
      <style:table-row-properties style:min-row-height="0.55cm"/>
    </style:style>
    <style:style style:name="Tableau11.A1" style:family="table-cell">
      <style:table-cell-properties style:vertical-align="middle" fo:background-color="#ecf191" fo:padding-left="0.199cm" fo:padding-right="0.199cm" fo:padding-top="0.101cm" fo:padding-bottom="0.101cm" fo:border-left="2pt solid #ffffff" fo:border-right="none" fo:border-top="2pt solid #ffffff" fo:border-bottom="2pt solid #ffffff">
        <style:background-image/>
      </style:table-cell-properties>
    </style:style>
    <style:style style:name="Tableau11.B1" style:family="table-cell">
      <style:table-cell-properties style:vertical-align="middle" fo:padding-left="0.199cm" fo:padding-right="0.199cm" fo:padding-top="0.101cm" fo:padding-bottom="0.101cm" fo:border-left="2pt solid #ffffff" fo:border-right="none" fo:border-top="2pt solid #ffffff" fo:border-bottom="2pt solid #ffffff"/>
    </style:style>
    <style:style style:name="Tableau11.C1" style:family="table-cell">
      <style:table-cell-properties style:vertical-align="middle" fo:background-color="#a9ce7b" fo:padding-left="0.199cm" fo:padding-right="0.199cm" fo:padding-top="0.101cm" fo:padding-bottom="0.101cm" fo:border="2pt solid #ffffff">
        <style:background-image/>
      </style:table-cell-properties>
    </style:style>
    <style:style style:name="Tableau11.A2" style:family="table-cell">
      <style:table-cell-properties style:vertical-align="middle" fo:background-color="#ecf191" fo:padding-left="0.199cm" fo:padding-right="0.199cm" fo:padding-top="0.101cm" fo:padding-bottom="0.101cm" fo:border-left="2pt solid #ffffff" fo:border-right="none" fo:border-top="none" fo:border-bottom="2pt solid #ffffff">
        <style:background-image/>
      </style:table-cell-properties>
    </style:style>
    <style:style style:name="Tableau11.B2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11.C2" style:family="table-cell">
      <style:table-cell-properties style:vertical-align="middle" fo:background-color="#a9ce7b" fo:padding-left="0.199cm" fo:padding-right="0.199cm" fo:padding-top="0.101cm" fo:padding-bottom="0.101cm" fo:border-left="2pt solid #ffffff" fo:border-right="2pt solid #ffffff" fo:border-top="none" fo:border-bottom="2pt solid #ffffff">
        <style:background-image/>
      </style:table-cell-properties>
    </style:style>
    <style:style style:name="Tableau11.B3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11.B4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11.B5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11.B6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Tableau11.B7" style:family="table-cell">
      <style:table-cell-properties style:vertical-align="middle" fo:padding-left="0.199cm" fo:padding-right="0.199cm" fo:padding-top="0.101cm" fo:padding-bottom="0.101cm" fo:border-left="2pt solid #ffffff" fo:border-right="none" fo:border-top="none" fo:border-bottom="2pt solid #ffffff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2aa84d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officeooo:paragraph-rsid="005ae2c9"/>
    </style:style>
    <style:style style:name="P25" style:family="paragraph" style:parent-style-name="_5f_En-tête">
      <style:text-properties officeooo:rsid="004fea2e" officeooo:paragraph-rsid="0026fd94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" fo:font-size="10pt" officeooo:paragraph-rsid="0052b52b" style:font-size-asian="10pt" style:font-size-complex="10pt"/>
    </style:style>
    <style:style style:name="P28" style:family="paragraph" style:parent-style-name="Standard" style:master-page-name="">
      <style:paragraph-properties fo:margin-top="0cm" fo:margin-bottom="0cm" style:contextual-spacing="false" fo:line-height="100%" fo:text-align="justify" style:justify-single-word="false" style:page-number="auto" fo:break-before="auto" fo:break-after="auto"/>
      <style:text-properties style:use-window-font-color="true" loext:opacity="0%" style:font-name="Bitstream Vera Sans6" fo:font-size="10pt" fo:font-weight="normal" officeooo:paragraph-rsid="005a52cf" fo:background-color="transparent" style:font-name-asian="Bitstream Vera Sans6" style:font-name-complex="Bitstream Vera Sans6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Bitstream Vera Sans6" fo:font-size="9pt" fo:font-weight="normal" officeooo:paragraph-rsid="005a52cf" fo:background-color="transparent" style:font-name-asian="Bitstream Vera Sans6" style:font-size-asian="9pt" style:font-name-complex="Bitstream Vera Sans6" style:font-size-complex="9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Bitstream Vera Sans6" fo:font-size="9pt" fo:font-weight="normal" officeooo:paragraph-rsid="005b9466" fo:background-color="transparent" style:font-name-asian="Bitstream Vera Sans6" style:font-size-asian="9pt" style:font-name-complex="Bitstream Vera Sans6" style:font-size-complex="9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Calibri" fo:font-size="9pt" fo:font-weight="normal" officeooo:paragraph-rsid="005a52cf" fo:background-color="transparent" style:font-name-asian="Calibri" style:font-size-asian="9pt" style:font-name-complex="Calibri" style:font-size-complex="9pt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9pt" officeooo:paragraph-rsid="005a52cf" style:font-size-asian="9pt" style:font-size-complex="9pt"/>
    </style:style>
    <style:style style:name="P33" style:family="paragraph" style:parent-style-name="Standard">
      <style:paragraph-properties fo:margin-top="0.101cm" fo:margin-bottom="0cm" style:contextual-spacing="false" fo:line-height="100%" fo:text-align="justify" style:justify-single-word="false"/>
      <style:text-properties style:use-window-font-color="true" loext:opacity="0%" style:font-name="Bitstream Vera Sans6" fo:font-size="10pt" fo:font-weight="bold" officeooo:paragraph-rsid="005a52cf" fo:background-color="transparent" style:font-name-asian="Bitstream Vera Sans6" style:font-weight-asian="bold" style:font-name-complex="Bitstream Vera Sans6" style:font-weight-complex="bold"/>
    </style:style>
    <style:style style:name="P34" style:family="paragraph" style:parent-style-name="Standard">
      <style:paragraph-properties fo:margin-top="0.199cm" fo:margin-bottom="0cm" style:contextual-spacing="false" fo:line-height="100%" fo:text-align="justify" style:justify-single-word="false"/>
      <style:text-properties fo:color="#e8c32a" loext:opacity="100%" style:font-name="Bitstream Vera Sans6" fo:font-size="10pt" fo:font-weight="bold" officeooo:paragraph-rsid="005a52cf" fo:background-color="transparent" style:font-name-asian="Bitstream Vera Sans6" style:font-name-complex="Bitstream Vera Sans6"/>
    </style:style>
    <style:style style:name="P35" style:family="paragraph" style:parent-style-name="Standard">
      <style:paragraph-properties fo:margin-top="0.199cm" fo:margin-bottom="0cm" style:contextual-spacing="false" fo:line-height="100%" fo:text-align="justify" style:justify-single-word="false"/>
      <style:text-properties style:use-window-font-color="true" loext:opacity="0%" style:font-name="Bitstream Vera Sans6" fo:font-size="10pt" fo:font-weight="normal" officeooo:rsid="009ec5eb" officeooo:paragraph-rsid="005a52cf" fo:background-color="transparent" style:font-name-asian="Bitstream Vera Sans6" style:font-size-asian="10pt" style:font-weight-asian="normal" style:font-name-complex="Bitstream Vera Sans6" style:font-size-complex="10pt" style:font-weight-complex="normal"/>
    </style:style>
    <style:style style:name="P36" style:family="paragraph" style:parent-style-name="Standard">
      <style:paragraph-properties fo:margin-top="0.199cm" fo:margin-bottom="0cm" style:contextual-spacing="false" fo:line-height="100%" fo:text-align="justify" style:justify-single-word="false"/>
      <style:text-properties style:use-window-font-color="true" loext:opacity="0%" style:font-name="Bitstream Vera Sans6" fo:font-size="10pt" fo:font-weight="normal" officeooo:paragraph-rsid="005a52cf" fo:background-color="transparent" style:font-name-asian="Bitstream Vera Sans6" style:font-name-complex="Bitstream Vera Sans6"/>
    </style:style>
    <style:style style:name="P37" style:family="paragraph" style:parent-style-name="Standard">
      <style:paragraph-properties fo:margin-top="0.101cm" fo:margin-bottom="0.199cm" style:contextual-spacing="false" fo:line-height="100%" fo:text-align="start" style:justify-single-word="false"/>
      <style:text-properties style:use-window-font-color="true" loext:opacity="0%" style:font-name="Bitstream Vera Sans6" fo:font-size="10pt" fo:font-weight="normal" officeooo:paragraph-rsid="005a52cf" fo:background-color="transparent" style:font-name-asian="Bitstream Vera Sans6" style:font-name-complex="Bitstream Vera Sans6"/>
    </style:style>
    <style:style style:name="P38" style:family="paragraph" style:parent-style-name="Standard">
      <style:paragraph-properties fo:margin-top="0.101cm" fo:margin-bottom="0.199cm" style:contextual-spacing="false" fo:line-height="100%" fo:text-align="justify" style:justify-single-word="false"/>
      <style:text-properties style:use-window-font-color="true" loext:opacity="0%" style:font-name="Bitstream Vera Sans6" fo:font-size="10pt" fo:font-weight="normal" officeooo:paragraph-rsid="005a52cf" fo:background-color="transparent" style:font-name-asian="Bitstream Vera Sans6" style:font-name-complex="Bitstream Vera Sans6"/>
    </style:style>
    <style:style style:name="P39" style:family="paragraph" style:parent-style-name="_5f_Paragraphe_20_livret_20_">
      <style:text-properties officeooo:paragraph-rsid="005a52cf"/>
    </style:style>
    <style:style style:name="P40" style:family="paragraph" style:parent-style-name="_5f_Paragraphe_20_livret_20_">
      <loext:graphic-properties draw:opacity="100%" draw:fill-image-width="0cm" draw:fill-image-height="0cm"/>
      <style:paragraph-properties fo:margin-top="0.049cm" fo:margin-bottom="0.049cm" style:contextual-spacing="false" fo:text-align="center" style:justify-single-word="false"/>
      <style:text-properties style:font-name="OpenSymbol" fo:font-weight="bold" officeooo:paragraph-rsid="00638c8d" style:font-name-asian="OpenSymbol" style:font-weight-asian="bold" style:font-name-complex="OpenSymbol" style:font-weight-complex="bold"/>
    </style:style>
    <style:style style:name="P41" style:family="paragraph" style:parent-style-name="_5f_Paragraphe_20_livret_20_">
      <style:paragraph-properties fo:margin-top="0.049cm" fo:margin-bottom="0.049cm" style:contextual-spacing="false"/>
      <style:text-properties fo:color="#000000" loext:opacity="100%" style:font-name="Bitstream Vera Sans6" fo:font-size="10pt" fo:font-style="normal" fo:font-weight="normal" officeooo:rsid="00502f4e" officeooo:paragraph-rsid="00638c8d" fo:background-color="transparent" style:font-name-asian="Bitstream Vera Sans6" style:font-size-asian="10pt" style:font-name-complex="Bitstream Vera Sans6" style:font-size-complex="10pt"/>
    </style:style>
    <style:style style:name="P42" style:family="paragraph" style:parent-style-name="Exo_5f_Num" style:list-style-name="Num_5f_Exo">
      <style:text-properties officeooo:paragraph-rsid="005a52cf"/>
    </style:style>
    <style:style style:name="P43" style:family="paragraph" style:parent-style-name="Exo_5f_Num" style:list-style-name="Num_5f_Exo">
      <style:paragraph-properties fo:margin-top="0.349cm" fo:margin-bottom="0.101cm" style:contextual-spacing="false"/>
      <style:text-properties officeooo:paragraph-rsid="005a52cf"/>
    </style:style>
    <style:style style:name="P44" style:family="paragraph" style:parent-style-name="Exo_5f_Num" style:list-style-name="Num_5f_Exo">
      <style:paragraph-properties fo:margin-top="0.319cm" fo:margin-bottom="0.101cm" style:contextual-spacing="false"/>
      <style:text-properties officeooo:paragraph-rsid="005a52cf"/>
    </style:style>
    <style:style style:name="P45" style:family="paragraph" style:parent-style-name="Exo_5f_Num" style:list-style-name="Num_5f_Exo">
      <style:paragraph-properties fo:margin-top="0.58cm" fo:margin-bottom="0.101cm" style:contextual-spacing="false"/>
      <style:text-properties officeooo:paragraph-rsid="005a52cf"/>
    </style:style>
    <style:style style:name="P46" style:family="paragraph" style:parent-style-name="Exo_5f_Num" style:list-style-name="Num_5f_Exo">
      <style:paragraph-properties fo:margin-top="0.499cm" fo:margin-bottom="0.101cm" style:contextual-spacing="false"/>
      <style:text-properties officeooo:paragraph-rsid="006471ce"/>
    </style:style>
    <style:style style:name="P47" style:family="paragraph" style:parent-style-name="Exo_5f_Num" style:list-style-name="Num_5f_Exo">
      <style:paragraph-properties fo:margin-top="0.499cm" fo:margin-bottom="0.101cm" style:contextual-spacing="false"/>
      <style:text-properties officeooo:paragraph-rsid="005a52cf"/>
    </style:style>
    <style:style style:name="P48" style:family="paragraph" style:parent-style-name="Exo_5f_Num" style:list-style-name="Num_5f_Exo">
      <style:paragraph-properties fo:margin-top="0.499cm" fo:margin-bottom="0.101cm" style:contextual-spacing="false"/>
      <style:text-properties officeooo:paragraph-rsid="005ae2c9"/>
    </style:style>
    <style:style style:name="P49" style:family="paragraph" style:parent-style-name="Exo_5f_Num" style:list-style-name="Num_5f_Exo" style:master-page-name="">
      <style:paragraph-properties fo:margin-top="0.3cm" fo:margin-bottom="0.101cm" style:contextual-spacing="false" style:page-number="auto" fo:break-before="auto" fo:break-after="auto">
        <style:tab-stops/>
      </style:paragraph-properties>
      <style:text-properties officeooo:paragraph-rsid="005a52cf"/>
    </style:style>
    <style:style style:name="P50" style:family="paragraph" style:parent-style-name="FILET_5f_POINTILLES" style:list-style-name="Num_5f_Exo"/>
    <style:style style:name="P51" style:family="paragraph" style:parent-style-name="FILET_5f_POINTILLES" style:list-style-name="Num_5f_Exo">
      <style:text-properties officeooo:paragraph-rsid="005a52cf"/>
    </style:style>
    <style:style style:name="P52" style:family="paragraph" style:parent-style-name="Standard" style:master-page-name="_5f_Fiche_20_éditeur_20_série_20_2_20_une_20_colonne_20_impaire_20__28_G_29_">
      <style:paragraph-properties fo:margin-top="0.101cm" fo:margin-bottom="0cm" style:contextual-spacing="false" style:page-number="74" fo:break-before="auto" fo:break-after="auto"/>
      <style:text-properties fo:color="#000000" loext:opacity="100%" style:font-name="Bitstream Vera Sans" fo:font-size="10pt" fo:font-weight="normal" officeooo:rsid="00951988" officeooo:paragraph-rsid="004a79ec" style:font-size-asian="10pt" style:font-weight-asian="normal" style:font-size-complex="10pt" style:font-weight-complex="normal"/>
    </style:style>
    <style:style style:name="P53" style:family="paragraph" style:parent-style-name="Standard" style:list-style-name="Num_5f_Exo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style:use-window-font-color="true" loext:opacity="0%" style:font-name="Bitstream Vera Sans6" fo:font-size="10pt" fo:font-weight="normal" officeooo:paragraph-rsid="005a52cf" fo:background-color="transparent" style:font-name-asian="Bitstream Vera Sans6" style:font-name-complex="Bitstream Vera Sans6"/>
    </style:style>
    <style:style style:name="P54" style:family="paragraph" style:parent-style-name="Standard" style:list-style-name="Num_5f_Exo">
      <loext:graphic-properties draw:fill="none"/>
      <style:paragraph-properties fo:margin-left="0cm" fo:margin-right="0cm" fo:margin-top="0.049cm" fo:margin-bottom="0.049cm" style:contextual-spacing="false" fo:line-height="100%" fo:text-align="end" style:justify-single-word="false" fo:text-indent="0cm" style:auto-text-indent="false" fo:background-color="transparent"/>
      <style:text-properties fo:color="#000000" loext:opacity="100%" style:font-name="Bitstream Vera Sans6" fo:font-size="10pt" fo:font-weight="normal" officeooo:paragraph-rsid="00638c8d" fo:background-color="transparent" style:font-name-asian="Bitstream Vera Sans6" style:font-weight-asian="normal" style:font-name-complex="Bitstream Vera Sans6" style:font-weight-complex="normal"/>
    </style:style>
    <style:style style:name="P55" style:family="paragraph" style:parent-style-name="Standard" style:list-style-name="Num_5f_Exo">
      <loext:graphic-properties draw:fill="none"/>
      <style:paragraph-properties fo:margin-left="0cm" fo:margin-right="0cm" fo:margin-top="0.049cm" fo:margin-bottom="0.049cm" style:contextual-spacing="false" fo:line-height="100%" fo:text-align="start" style:justify-single-word="false" fo:text-indent="0cm" style:auto-text-indent="false" fo:background-color="transparent"/>
      <style:text-properties fo:color="#000000" loext:opacity="100%" style:font-name="Bitstream Vera Sans6" fo:font-size="10pt" fo:font-weight="normal" officeooo:paragraph-rsid="00638c8d" fo:background-color="transparent" style:font-name-asian="Bitstream Vera Sans6" style:font-weight-asian="normal" style:font-name-complex="Bitstream Vera Sans6" style:font-weight-complex="normal"/>
    </style:style>
    <style:style style:name="P56" style:family="paragraph" style:parent-style-name="Standard" style:list-style-name="Num_5f_Exo">
      <loext:graphic-properties draw:fill="none"/>
      <style:paragraph-properties fo:margin-left="0cm" fo:margin-right="0cm" fo:margin-top="0.049cm" fo:margin-bottom="0.049cm" style:contextual-spacing="false" fo:line-height="100%" fo:text-align="start" style:justify-single-word="false" fo:text-indent="0cm" style:auto-text-indent="false" fo:background-color="transparent"/>
      <style:text-properties fo:color="#000000" loext:opacity="100%" style:font-name="Bitstream Vera Sans6" fo:font-size="10pt" fo:font-weight="normal" officeooo:paragraph-rsid="00638c8d" fo:background-color="transparent" style:font-name-asian="Bitstream Vera Sans6" style:font-name-complex="Bitstream Vera Sans6"/>
    </style:style>
    <style:style style:name="P57" style:family="paragraph" style:parent-style-name="Standard" style:list-style-name="Num_5f_Exo">
      <loext:graphic-properties draw:fill="none"/>
      <style:paragraph-properties fo:margin-left="0cm" fo:margin-right="0cm" fo:margin-top="0.049cm" fo:margin-bottom="0.049cm" style:contextual-spacing="false" fo:line-height="100%" fo:text-align="end" style:justify-single-word="false" fo:text-indent="0cm" style:auto-text-indent="false" fo:background-color="transparent"/>
      <style:text-properties fo:color="#000000" loext:opacity="100%" style:font-name="Bitstream Vera Sans6" fo:font-size="10pt" fo:font-weight="normal" officeooo:paragraph-rsid="005a52cf" fo:background-color="transparent" style:font-name-asian="Bitstream Vera Sans6" style:font-name-complex="Bitstream Vera Sans6"/>
    </style:style>
    <style:style style:name="P58" style:family="paragraph" style:parent-style-name="Standard" style:list-style-name="Num_5f_Exo">
      <loext:graphic-properties draw:fill="none"/>
      <style:paragraph-properties fo:margin-left="0cm" fo:margin-right="0cm" fo:margin-top="0.049cm" fo:margin-bottom="0.049cm" style:contextual-spacing="false" fo:line-height="100%" fo:text-align="start" style:justify-single-word="false" fo:text-indent="0cm" style:auto-text-indent="false" fo:background-color="transparent"/>
      <style:text-properties fo:color="#000000" loext:opacity="100%" style:font-name="Bitstream Vera Sans6" fo:font-size="10pt" fo:font-style="normal" fo:font-weight="normal" officeooo:rsid="001ef8fb" officeooo:paragraph-rsid="00638c8d" fo:background-color="transparent" style:font-name-asian="Bitstream Vera Sans6" style:font-size-asian="10pt" style:font-style-asian="normal" style:font-name-complex="Bitstream Vera Sans6" style:font-size-complex="10pt" style:font-style-complex="normal"/>
    </style:style>
    <style:style style:name="P59" style:family="paragraph" style:parent-style-name="Standard" style:list-style-name="Num_5f_Exo">
      <loext:graphic-properties draw:fill="none"/>
      <style:paragraph-properties fo:margin-left="0cm" fo:margin-right="0cm" fo:margin-top="0.049cm" fo:margin-bottom="0.049cm" style:contextual-spacing="false" fo:line-height="100%" fo:text-align="end" style:justify-single-word="false" fo:text-indent="0cm" style:auto-text-indent="false" fo:background-color="transparent"/>
      <style:text-properties fo:color="#000000" loext:opacity="100%" style:font-name="Bitstream Vera Sans" fo:font-size="10pt" fo:font-weight="normal" officeooo:paragraph-rsid="00638c8d" fo:background-color="transparent" style:font-name-asian="OpenSymbol" style:font-weight-asian="normal" style:font-name-complex="OpenSymbol" style:font-weight-complex="normal"/>
    </style:style>
    <style:style style:name="P60" style:family="paragraph" style:parent-style-name="Standard" style:list-style-name="Num_5f_Exo">
      <loext:graphic-properties draw:fill="none"/>
      <style:paragraph-properties fo:margin-left="0cm" fo:margin-right="0cm" fo:margin-top="0.049cm" fo:margin-bottom="0.049cm" style:contextual-spacing="false" fo:line-height="100%" fo:text-align="end" style:justify-single-word="false" fo:text-indent="0cm" style:auto-text-indent="false" fo:background-color="transparent"/>
      <style:text-properties officeooo:paragraph-rsid="00638c8d"/>
    </style:style>
    <style:style style:name="P61" style:family="paragraph" style:parent-style-name="Standard" style:list-style-name="Num_5f_Exo">
      <loext:graphic-properties draw:fill="none"/>
      <style:paragraph-properties fo:margin-left="0cm" fo:margin-right="0cm" fo:margin-top="0.049cm" fo:margin-bottom="0.049cm" style:contextual-spacing="false" fo:line-height="100%" fo:text-align="end" style:justify-single-word="false" fo:text-indent="0cm" style:auto-text-indent="false" fo:background-color="transparent"/>
      <style:text-properties style:use-window-font-color="true" loext:opacity="0%" style:font-name="Bitstream Vera Sans4" fo:font-size="10pt" fo:language="zxx" fo:country="none" fo:font-style="normal" fo:font-weight="normal" officeooo:rsid="00553124" officeooo:paragraph-rsid="00638c8d" fo:background-color="transparent" style:font-name-asian="OpenSymbol" style:font-size-asian="10pt" style:language-asian="zxx" style:country-asian="none" style:font-style-asian="normal" style:font-weight-asian="normal" style:font-name-complex="OpenSymbol" style:font-size-complex="10pt" style:font-style-complex="normal" style:font-weight-complex="normal"/>
    </style:style>
    <style:style style:name="P62" style:family="paragraph" style:parent-style-name="Standard" style:list-style-name="Num_5f_Exo">
      <loext:graphic-properties draw:fill="none"/>
      <style:paragraph-properties fo:margin-left="0cm" fo:margin-right="0cm" fo:margin-top="0.049cm" fo:margin-bottom="0.049cm" style:contextual-spacing="false" fo:line-height="100%" fo:text-align="end" style:justify-single-word="false" fo:text-indent="0cm" style:auto-text-indent="false" fo:background-color="transparent"/>
      <style:text-properties style:use-window-font-color="true" loext:opacity="0%" style:font-name="Bitstream Vera Sans4" fo:font-size="10pt" fo:font-style="normal" fo:font-weight="normal" officeooo:rsid="00502f4e" officeooo:paragraph-rsid="00638c8d" fo:background-color="transparent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P63" style:family="paragraph" style:parent-style-name="Standard" style:list-style-name="Num_5f_Exo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Bitstream Vera Sans6" fo:font-size="10pt" fo:font-weight="normal" officeooo:paragraph-rsid="005a52cf" fo:background-color="transparent" style:font-name-asian="Bitstream Vera Sans6" style:font-name-complex="Bitstream Vera Sans6"/>
    </style:style>
    <style:style style:name="P6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669900" loext:opacity="100%" style:font-name="Bitstream Vera Sans6" fo:font-size="9pt" fo:font-weight="normal" officeooo:paragraph-rsid="005a52cf" fo:background-color="transparent" style:font-name-asian="Bitstream Vera Sans6" style:font-size-asian="9pt" style:font-name-complex="Bitstream Vera Sans6" style:font-size-complex="9pt"/>
    </style:style>
    <style:style style:name="P65" style:family="paragraph" style:parent-style-name="_5f_Pied_20_de_20_page" style:list-style-name="">
      <style:paragraph-properties fo:text-align="end" style:justify-single-word="false"/>
    </style:style>
    <style:style style:name="P66" style:family="paragraph" style:parent-style-name="_5f_Pied_20_de_20_page">
      <style:paragraph-properties fo:text-align="end" style:justify-single-word="false"/>
    </style:style>
    <style:style style:name="P67" style:family="paragraph" style:parent-style-name="_5f_Pied_20_de_20_page" style:list-style-name=""/>
    <style:style style:name="P6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9" style:family="paragraph" style:parent-style-name="_5f_num_5f_abcd">
      <style:paragraph-properties>
        <style:tab-stops>
          <style:tab-stop style:position="0.499cm"/>
          <style:tab-stop style:position="4.8cm" style:type="right" style:leader-style="dotted" style:leader-text="."/>
        </style:tab-stops>
      </style:paragraph-properties>
    </style:style>
    <style:style style:name="P70" style:family="paragraph" style:parent-style-name="_5f_num_5f_abcd" style:list-style-name="liste_5f_abc">
      <style:paragraph-properties>
        <style:tab-stops>
          <style:tab-stop style:position="0.499cm"/>
          <style:tab-stop style:position="4.8cm" style:type="right" style:leader-style="dotted" style:leader-text="."/>
        </style:tab-stops>
      </style:paragraph-properties>
      <style:text-properties officeooo:paragraph-rsid="005ae2c9"/>
    </style:style>
    <style:style style:name="P71" style:family="paragraph" style:parent-style-name="_5f_num_5f_abcd" style:list-style-name="liste_5f_abc">
      <style:paragraph-properties>
        <style:tab-stops>
          <style:tab-stop style:position="0.499cm"/>
          <style:tab-stop style:position="4.8cm" style:type="right" style:leader-style="dotted" style:leader-text="."/>
        </style:tab-stops>
      </style:paragraph-properties>
      <style:text-properties officeooo:paragraph-rsid="00605711"/>
    </style:style>
    <style:style style:name="P72" style:family="paragraph" style:parent-style-name="_5f_num_5f_abcd" style:list-style-name="liste_5f_abc">
      <style:paragraph-properties>
        <style:tab-stops>
          <style:tab-stop style:position="0.499cm"/>
          <style:tab-stop style:position="4.8cm" style:type="right" style:leader-style="dotted" style:leader-text="."/>
        </style:tab-stops>
      </style:paragraph-properties>
      <style:text-properties officeooo:paragraph-rsid="005b9466"/>
    </style:style>
    <style:style style:name="P73" style:family="paragraph" style:parent-style-name="_5f_num_5f_abcd" style:list-style-name="liste_5f_abc">
      <style:paragraph-properties>
        <style:tab-stops>
          <style:tab-stop style:position="0.499cm"/>
          <style:tab-stop style:position="4.8cm" style:type="right" style:leader-style="dotted" style:leader-text="."/>
        </style:tab-stops>
      </style:paragraph-properties>
      <style:text-properties officeooo:paragraph-rsid="005d48c5"/>
    </style:style>
    <style:style style:name="P74" style:family="paragraph" style:parent-style-name="_5f_num_5f_abcd" style:master-page-name="">
      <style:paragraph-properties style:page-number="auto">
        <style:tab-stops>
          <style:tab-stop style:position="0.499cm"/>
          <style:tab-stop style:position="4.8cm" style:type="right" style:leader-style="dotted" style:leader-text="."/>
        </style:tab-stops>
      </style:paragraph-properties>
    </style:style>
    <style:style style:name="P75" style:family="paragraph" style:parent-style-name="_5f_num_5f_abcd">
      <style:paragraph-properties fo:margin-top="0.3cm" fo:margin-bottom="0cm" style:contextual-spacing="false"/>
    </style:style>
    <style:style style:name="P76" style:family="paragraph">
      <style:paragraph-properties fo:margin-top="0cm" fo:margin-bottom="0.199cm" fo:text-align="center" style:writing-mode="lr-tb"/>
    </style:style>
    <style:style style:name="P77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" fo:font-size="11pt" fo:font-weight="bold" style:font-size-asian="11pt" style:font-weight-asian="bold" style:font-size-complex="11pt" style:font-weight-complex="bold"/>
    </style:style>
    <style:style style:name="P78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style:paragraph-properties fo:text-align="center"/>
    </style:style>
    <style:style style:name="P8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P81" style:family="paragraph">
      <loext:graphic-properties draw:fill="solid" draw:fill-color="#7fb241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4fea2e"/>
    </style:style>
    <style:style style:name="T6" style:family="text">
      <style:text-properties fo:font-variant="normal" fo:text-transform="none" fo:color="#7fb241" loext:opacity="100%" style:font-name="Bitstream Vera Sans" fo:font-size="16pt" fo:font-style="normal" fo:text-shadow="none" fo:font-weight="bold" officeooo:rsid="00aee063" style:font-size-asian="16pt" style:font-style-asian="normal" style:font-size-complex="16pt" style:font-style-complex="normal"/>
    </style:style>
    <style:style style:name="T7" style:family="text">
      <style:text-properties fo:font-variant="normal" fo:text-transform="none" fo:color="#7fb241" loext:opacity="100%" style:font-name="Bitstream Vera Sans" fo:font-size="16pt" fo:font-style="normal" fo:text-shadow="none" fo:font-weight="bold" officeooo:rsid="004fea2e" style:font-size-asian="16pt" style:font-style-asian="normal" style:font-size-complex="16pt" style:font-style-complex="normal"/>
    </style:style>
    <style:style style:name="T8" style:family="text">
      <style:text-properties fo:text-transform="uppercase" fo:color="#808080" loext:opacity="100%" style:font-name="Bitstream Vera Sans2" fo:font-size="9pt" officeooo:rsid="004d7250" fo:background-color="transparent" loext:char-shading-value="0"/>
    </style:style>
    <style:style style:name="T9" style:family="text">
      <style:text-properties officeooo:rsid="0052b52b"/>
    </style:style>
    <style:style style:name="T10" style:family="text">
      <style:text-properties officeooo:rsid="002aa84d"/>
    </style:style>
    <style:style style:name="T11" style:family="text">
      <style:text-properties officeooo:rsid="0063bdbe"/>
    </style:style>
    <style:style style:name="T12" style:family="text">
      <style:text-properties officeooo:rsid="00546213"/>
    </style:style>
    <style:style style:name="T13" style:family="text">
      <style:text-properties style:use-window-font-color="true" loext:opacity="0%" style:font-name="Bitstream Vera Sans2" fo:font-size="10pt" fo:font-weight="normal" officeooo:rsid="00bc9455" style:font-size-asian="10.5pt"/>
    </style:style>
    <style:style style:name="T14" style:family="text">
      <style:text-properties style:use-window-font-color="true" loext:opacity="0%" style:font-name="Bitstream Vera Sans2" fo:font-size="10pt" fo:font-weight="normal" officeooo:rsid="00bdf99c" style:font-size-asian="10.5pt"/>
    </style:style>
    <style:style style:name="T15" style:family="text">
      <style:text-properties style:use-window-font-color="true" loext:opacity="0%" style:font-name="Bitstream Vera Sans2" fo:font-size="10pt" fo:font-weight="normal" officeooo:rsid="00be434e" style:font-size-asian="10.5pt"/>
    </style:style>
    <style:style style:name="T16" style:family="text">
      <style:text-properties style:use-window-font-color="true" loext:opacity="0%" style:font-name="Bitstream Vera Sans6" fo:font-size="10pt" fo:font-weight="normal" fo:background-color="transparent" loext:char-shading-value="0" style:font-name-asian="Bitstream Vera Sans6" style:font-name-complex="Bitstream Vera Sans6"/>
    </style:style>
    <style:style style:name="T17" style:family="text">
      <style:text-properties style:use-window-font-color="true" loext:opacity="0%" style:font-name="Bitstream Vera Sans6" fo:font-size="10pt" fo:font-style="normal" fo:font-weight="normal" officeooo:rsid="009ec5eb" fo:background-color="transparent" loext:char-shading-value="0" style:font-name-asian="Bitstream Vera Sans6" style:font-size-asian="10pt" style:font-style-asian="normal" style:font-weight-asian="normal" style:font-name-complex="Bitstream Vera Sans6" style:font-size-complex="10pt" style:font-style-complex="normal" style:font-weight-complex="normal"/>
    </style:style>
    <style:style style:name="T18" style:family="text">
      <style:text-properties style:use-window-font-color="true" loext:opacity="0%" style:font-name="Bitstream Vera Sans6" fo:font-weight="normal" fo:background-color="transparent" loext:char-shading-value="0" style:font-name-asian="Bitstream Vera Sans6" style:font-name-complex="Bitstream Vera Sans6"/>
    </style:style>
    <style:style style:name="T19" style:family="text">
      <style:text-properties style:use-window-font-color="true" loext:opacity="0%" style:text-position="super 58%" style:font-name="Bitstream Vera Sans6" fo:font-size="10pt" fo:font-weight="normal" fo:background-color="transparent" loext:char-shading-value="0" style:font-name-asian="Bitstream Vera Sans6" style:font-name-complex="Bitstream Vera Sans6"/>
    </style:style>
    <style:style style:name="T20" style:family="text">
      <style:text-properties style:use-window-font-color="true" loext:opacity="0%" style:text-position="super 58%" style:font-name="Bitstream Vera Sans6" fo:font-size="10pt" fo:font-style="normal" fo:font-weight="normal" officeooo:rsid="009ec5eb" fo:background-color="transparent" loext:char-shading-value="0" style:font-name-asian="Bitstream Vera Sans6" style:font-size-asian="10pt" style:font-style-asian="normal" style:font-weight-asian="normal" style:font-name-complex="Bitstream Vera Sans6" style:font-size-complex="10pt" style:font-style-complex="normal" style:font-weight-complex="normal"/>
    </style:style>
    <style:style style:name="T21" style:family="text">
      <style:text-properties style:use-window-font-color="true" loext:opacity="0%" style:text-position="super 58%" style:font-name="Bitstream Vera Sans6" fo:font-weight="normal" fo:background-color="transparent" loext:char-shading-value="0" style:font-name-asian="Bitstream Vera Sans6" style:font-name-complex="Bitstream Vera Sans6"/>
    </style:style>
    <style:style style:name="T22" style:family="text">
      <style:text-properties style:use-window-font-color="true" loext:opacity="0%" style:font-name="OpenSymbol2" fo:font-size="10pt" fo:font-weight="normal" fo:background-color="transparent" loext:char-shading-value="0" style:font-name-asian="OpenSymbol2" style:font-name-complex="OpenSymbol2"/>
    </style:style>
    <style:style style:name="T23" style:family="text">
      <style:text-properties style:use-window-font-color="true" loext:opacity="0%" style:font-name="OpenSymbol2" fo:font-size="10pt" fo:font-style="normal" fo:font-weight="normal" officeooo:rsid="009ec5eb" fo:background-color="transparent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24" style:family="text">
      <style:text-properties fo:color="#000000" loext:opacity="100%" style:font-name="Bitstream Vera Sans" fo:font-size="10pt" style:text-underline-style="none" fo:font-weight="normal" officeooo:rsid="00951988" style:font-size-asian="10pt" style:font-weight-asian="normal" style:font-size-complex="10pt" style:font-weight-complex="normal"/>
    </style:style>
    <style:style style:name="T25" style:family="text">
      <style:text-properties fo:color="#000000" loext:opacity="100%" style:font-name="Bitstream Vera Sans" fo:font-size="10pt" fo:font-weight="normal" fo:background-color="transparent" loext:char-shading-value="0" style:font-name-asian="OpenSymbol" style:font-weight-asian="normal" style:font-name-complex="OpenSymbol" style:font-weight-complex="normal"/>
    </style:style>
    <style:style style:name="T26" style:family="text">
      <style:text-properties fo:color="#000000" loext:opacity="100%" style:font-name="Bitstream Vera Sans" fo:font-size="10pt" fo:font-weight="normal" officeooo:rsid="00638c8d" fo:background-color="transparent" loext:char-shading-value="0" style:font-name-asian="OpenSymbol" style:font-weight-asian="normal" style:font-name-complex="OpenSymbol" style:font-weight-complex="normal"/>
    </style:style>
    <style:style style:name="T27" style:family="text">
      <style:text-properties fo:color="#000000" loext:opacity="100%" style:font-name="Bitstream Vera Sans6" fo:font-size="10pt" fo:font-weight="normal" fo:background-color="transparent" loext:char-shading-value="0" style:font-name-asian="Bitstream Vera Sans6" style:font-name-complex="Bitstream Vera Sans6"/>
    </style:style>
    <style:style style:name="T28" style:family="text">
      <style:text-properties fo:color="#000000" loext:opacity="100%" style:font-name="Bitstream Vera Sans6" fo:font-size="10pt" fo:font-weight="normal" officeooo:rsid="00bdf99c" fo:background-color="transparent" loext:char-shading-value="0" style:font-name-asian="Bitstream Vera Sans6" style:font-name-complex="Bitstream Vera Sans6"/>
    </style:style>
    <style:style style:name="T29" style:family="text">
      <style:text-properties fo:color="#000000" loext:opacity="100%" style:font-name="Bitstream Vera Sans6" fo:font-size="10pt" fo:font-weight="normal" officeooo:rsid="00be434e" fo:background-color="transparent" loext:char-shading-value="0" style:font-name-asian="Bitstream Vera Sans6" style:font-name-complex="Bitstream Vera Sans6"/>
    </style:style>
    <style:style style:name="T30" style:family="text">
      <style:text-properties fo:color="#000000" loext:opacity="100%" style:font-name="Bitstream Vera Sans6" fo:font-size="10pt" fo:font-weight="normal" officeooo:rsid="00bee394" fo:background-color="transparent" loext:char-shading-value="0" style:font-name-asian="Bitstream Vera Sans6" style:font-name-complex="Bitstream Vera Sans6"/>
    </style:style>
    <style:style style:name="T31" style:family="text">
      <style:text-properties fo:color="#000000" loext:opacity="100%" style:font-name="Bitstream Vera Sans6" fo:font-size="10pt" fo:letter-spacing="-0.018cm" fo:font-weight="normal" fo:background-color="transparent" loext:char-shading-value="0" style:font-name-asian="Bitstream Vera Sans6" style:font-name-complex="Bitstream Vera Sans6"/>
    </style:style>
    <style:style style:name="T32" style:family="text">
      <style:text-properties fo:color="#000000" loext:opacity="100%" style:font-name="Bitstream Vera Sans6" fo:font-size="10pt" fo:letter-spacing="-0.018cm" fo:font-weight="normal" officeooo:rsid="00be434e" fo:background-color="transparent" loext:char-shading-value="0" style:font-name-asian="Bitstream Vera Sans6" style:font-name-complex="Bitstream Vera Sans6"/>
    </style:style>
    <style:style style:name="T33" style:family="text">
      <style:text-properties fo:color="#000000" loext:opacity="100%" style:font-name="Bitstream Vera Sans6" fo:font-size="10pt" fo:letter-spacing="-0.018cm" fo:font-style="normal" fo:font-weight="normal" officeooo:rsid="00be434e" fo:background-color="transparent" loext:char-shading-value="0" style:font-name-asian="Bitstream Vera Sans6" style:font-name-complex="Bitstream Vera Sans6"/>
    </style:style>
    <style:style style:name="T34" style:family="text">
      <style:text-properties fo:color="#000000" loext:opacity="100%" style:font-name="Bitstream Vera Sans6" fo:font-size="10pt" fo:font-style="normal" fo:font-weight="normal" officeooo:rsid="00bee394" fo:background-color="transparent" loext:char-shading-value="0" style:font-name-asian="Bitstream Vera Sans6" style:font-name-complex="Bitstream Vera Sans6"/>
    </style:style>
    <style:style style:name="T35" style:family="text">
      <style:text-properties fo:color="#000000" loext:opacity="100%" style:font-name="Bitstream Vera Sans6" fo:font-size="10pt" fo:font-style="normal" fo:font-weight="normal" officeooo:rsid="0066644c" fo:background-color="transparent" loext:char-shading-value="0" style:font-name-asian="Bitstream Vera Sans6" style:font-name-complex="Bitstream Vera Sans6"/>
    </style:style>
    <style:style style:name="T36" style:family="text">
      <style:text-properties fo:color="#000000" loext:opacity="100%" style:font-name="Bitstream Vera Sans6" fo:font-size="10pt" fo:font-style="normal" fo:font-weight="bold" officeooo:rsid="0066644c" fo:background-color="transparent" loext:char-shading-value="0" style:font-name-asian="Bitstream Vera Sans6" style:font-weight-asian="bold" style:font-name-complex="Bitstream Vera Sans6" style:font-weight-complex="bold"/>
    </style:style>
    <style:style style:name="T37" style:family="text">
      <style:text-properties fo:color="#000000" loext:opacity="100%" style:font-name="Bitstream Vera Sans6" fo:font-size="10pt" fo:font-weight="bold" officeooo:rsid="00bee394" fo:background-color="transparent" loext:char-shading-value="0" style:font-name-asian="Bitstream Vera Sans6" style:font-weight-asian="bold" style:font-name-complex="Bitstream Vera Sans6" style:font-weight-complex="bold"/>
    </style:style>
    <style:style style:name="T38" style:family="text">
      <style:text-properties fo:color="#000000" loext:opacity="100%" style:text-position="super 58%" style:font-name="Bitstream Vera Sans6" fo:font-size="10pt" fo:font-weight="normal" fo:background-color="transparent" loext:char-shading-value="0" style:font-name-asian="Bitstream Vera Sans6" style:font-name-complex="Bitstream Vera Sans6"/>
    </style:style>
    <style:style style:name="T39" style:family="text">
      <style:text-properties fo:color="#000000" loext:opacity="100%" style:font-name="OpenSymbol2" fo:font-size="10pt" fo:font-weight="normal" fo:background-color="transparent" loext:char-shading-value="0" style:font-name-asian="OpenSymbol2" style:font-name-complex="OpenSymbol2"/>
    </style:style>
    <style:style style:name="T40" style:family="text">
      <style:text-properties fo:color="#000000" loext:opacity="100%" style:font-name="OpenSymbol2" fo:font-size="10pt" fo:letter-spacing="-0.018cm" fo:font-weight="normal" fo:background-color="transparent" loext:char-shading-value="0" style:font-name-asian="OpenSymbol2" style:font-name-complex="OpenSymbol2"/>
    </style:style>
    <style:style style:name="T41" style:family="text">
      <style:text-properties fo:color="#000000" loext:opacity="100%" style:font-name="Bitstream Vera Sans1" fo:font-size="10pt" fo:font-style="normal" fo:font-weight="normal" officeooo:rsid="00bee394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style:font-name-asian="Bitstream Vera Sans6" style:font-name-complex="Bitstream Vera Sans6"/>
    </style:style>
    <style:style style:name="T44" style:family="text">
      <style:text-properties fo:color="#b3b3b3" loext:opacity="100%" style:font-name="Bitstream Vera Sans6" fo:font-size="10pt" fo:font-weight="normal" fo:background-color="transparent" loext:char-shading-value="0" style:font-name-asian="Bitstream Vera Sans6" style:font-name-complex="Bitstream Vera Sans6"/>
    </style:style>
    <style:style style:name="T45" style:family="text">
      <style:text-properties fo:color="#b3b3b3" loext:opacity="100%" style:font-name="Bitstream Vera Sans6" fo:font-size="10pt" fo:font-weight="normal" officeooo:rsid="00bdf99c" fo:background-color="transparent" loext:char-shading-value="0" style:font-name-asian="Bitstream Vera Sans6" style:font-name-complex="Bitstream Vera Sans6"/>
    </style:style>
    <style:style style:name="T46" style:family="text">
      <style:text-properties fo:color="#b3b3b3" loext:opacity="100%" style:font-name="Bitstream Vera Sans6" fo:font-size="10pt" fo:font-style="normal" fo:font-weight="normal" officeooo:rsid="009ec5eb" fo:background-color="transparent" loext:char-shading-value="0" style:font-name-asian="Bitstream Vera Sans6" style:font-size-asian="10pt" style:font-style-asian="normal" style:font-weight-asian="normal" style:font-name-complex="Bitstream Vera Sans6" style:font-size-complex="10pt" style:font-style-complex="normal" style:font-weight-complex="normal"/>
    </style:style>
    <style:style style:name="T47" style:family="text">
      <style:text-properties officeooo:rsid="00bbb43c"/>
    </style:style>
    <style:style style:name="T48" style:family="text">
      <style:text-properties officeooo:rsid="00b2bf8c"/>
    </style:style>
    <style:style style:name="T49" style:family="text">
      <style:text-properties officeooo:rsid="00b89a46"/>
    </style:style>
    <style:style style:name="T50" style:family="text">
      <style:text-properties officeooo:rsid="00bee394"/>
    </style:style>
    <style:style style:name="T51" style:family="text">
      <style:text-properties officeooo:rsid="00b66271"/>
    </style:style>
    <style:style style:name="T52" style:family="text">
      <style:text-properties style:text-underline-style="none" officeooo:rsid="00b66271"/>
    </style:style>
    <style:style style:name="T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letter-spacing="-0.004cm"/>
    </style:style>
    <style:style style:name="T55" style:family="text">
      <style:text-properties fo:letter-spacing="-0.004cm" officeooo:rsid="0061d6ce"/>
    </style:style>
    <style:style style:name="T56" style:family="text">
      <style:text-properties fo:letter-spacing="-0.011cm"/>
    </style:style>
    <style:style style:name="T57" style:family="text">
      <style:text-properties fo:letter-spacing="-0.011cm" officeooo:rsid="00b89a46"/>
    </style:style>
    <style:style style:name="T58" style:family="text">
      <style:text-properties officeooo:rsid="0061d6ce"/>
    </style:style>
    <style:style style:name="T59" style:family="text">
      <style:text-properties fo:color="#ff3333" loext:opacity="100%" style:font-name="Bitstream Vera Sans6" fo:font-size="10pt" fo:font-style="normal" fo:font-weight="bold" officeooo:rsid="0066644c" fo:background-color="transparent" loext:char-shading-value="0" style:font-name-asian="Bitstream Vera Sans6" style:font-weight-asian="bold" style:font-name-complex="Bitstream Vera Sans6" style:font-weight-complex="bold"/>
    </style:style>
    <style:style style:name="T60" style:family="text">
      <style:text-properties fo:color="#ff3333" loext:opacity="100%" style:font-name="Bitstream Vera Sans6" fo:font-size="10pt" fo:font-weight="bold" officeooo:rsid="00bee394" fo:background-color="transparent" loext:char-shading-value="0" style:font-name-asian="Bitstream Vera Sans6" style:font-weight-asian="bold" style:font-name-complex="Bitstream Vera Sans6" style:font-weight-complex="bold"/>
    </style:style>
    <style:style style:name="T61" style:family="text">
      <style:text-properties fo:color="#ffffff" loext:opacity="100%" style:font-name="Bitstream Vera Sans" fo:font-size="11pt" fo:font-weight="bold" style:font-size-asian="11pt" style:font-weight-asian="bold" style:font-size-complex="11pt" style:font-weight-complex="bold"/>
    </style:style>
    <style:style style:name="T62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draw:g text:anchor-type="paragraph" draw:z-index="11" draw:name="Forme5" draw:style-name="gr1"><draw:custom-shape draw:style-name="gr2" draw:text-style-name="P77" svg:width="3.964cm" svg:height="0.641cm" draw:transform="skewX (0.00279252680319092) rotate (0.0872664625997165) translate (-0.370416666666667cm -0.0934861111111111cm)"><text:p text:style-name="P76"><text:span text:style-name="T61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2"><draw:text-box fo:min-height="3.93cm"><text:section text:style-name="Sect1" text:name="Section1"><text:p text:style-name="P27"/><text:p text:style-name="P28">Convertis 25 000 mL en m³.</text:p><text:p text:style-name="P34">Correction</text:p><text:p text:style-name="P33">1 Litre correspond à 1<text:span text:style-name="T42"> </text:span>dm³.</text:p><text:p text:style-name="P37"><text:span text:style-name="T49">On convertit </text:span>25 000 mL <text:span text:style-name="T49">en L : 25 000 mL = </text:span>25 L.</text:p><table:table table:name="Tableau1" table:style-name="Tableau1"><table:table-column table:style-name="Tableau1.A"/><table:table-column table:style-name="Tableau1.B" table:number-columns-repeated="6"/><table:table-row table:style-name="Tableau1.1"><table:table-cell table:style-name="Tableau1.A1" office:value-type="string"><text:p text:style-name="P64">kL</text:p></table:table-cell><table:table-cell table:style-name="Tableau1.B1" office:value-type="string"><text:p text:style-name="P29">hL</text:p></table:table-cell><table:table-cell table:style-name="Tableau1.C1" office:value-type="string"><text:p text:style-name="P29">daL</text:p></table:table-cell><table:table-cell table:style-name="Tableau1.D1" office:value-type="string"><text:p text:style-name="P29">L</text:p></table:table-cell><table:table-cell table:style-name="Tableau1.E1" office:value-type="string"><text:p text:style-name="P29">dL</text:p></table:table-cell><table:table-cell table:style-name="Tableau1.F1" office:value-type="string"><text:p text:style-name="P29">cL</text:p></table:table-cell><table:table-cell table:style-name="Tableau1.G1" office:value-type="string"><text:p text:style-name="P29">mL</text:p></table:table-cell></table:table-row><table:table-row table:style-name="Tableau1.2"><table:table-cell table:style-name="Tableau1.A2" office:value-type="string"><text:p text:style-name="P31"/></table:table-cell><table:table-cell table:style-name="Tableau1.B2" office:value-type="string"><text:p text:style-name="P31"/></table:table-cell><table:table-cell table:style-name="Tableau1.C2" office:value-type="string"><text:p text:style-name="P29">2</text:p></table:table-cell><table:table-cell table:style-name="Tableau1.D2" office:value-type="string"><text:p text:style-name="P29">5,</text:p></table:table-cell><table:table-cell table:style-name="Tableau1.E2" office:value-type="string"><text:p text:style-name="P29">0</text:p></table:table-cell><table:table-cell table:style-name="Tableau1.F2" office:value-type="string"><text:p text:style-name="P29">0</text:p></table:table-cell><table:table-cell table:style-name="Tableau1.G2" office:value-type="string"><text:p text:style-name="P29">0</text:p></table:table-cell></table:table-row></table:table><text:p text:style-name="P36">25 L correspond à 25 dm³.</text:p><text:p text:style-name="P38">25 dm³ <text:span text:style-name="_5f_Symbole"><text:span text:style-name="T51">=</text:span></text:span> 0,025 m³.</text:p><table:table table:name="Tableau2" table:style-name="Tableau2"><table:table-column table:style-name="Tableau2.A"/><table:table-column table:style-name="Tableau2.B" table:number-columns-repeated="6"/><table:table-row table:style-name="Tableau2.1"><table:table-cell table:style-name="Tableau2.A1" office:value-type="string"><text:p text:style-name="P32"><text:span text:style-name="T18">km</text:span><text:span text:style-name="T21">3</text:span></text:p></table:table-cell><table:table-cell table:style-name="Tableau2.B1" office:value-type="string"><text:p text:style-name="P32"><text:span text:style-name="T18">hm</text:span><text:span text:style-name="T21">3</text:span></text:p></table:table-cell><table:table-cell table:style-name="Tableau2.C1" office:value-type="string"><text:p text:style-name="P32"><text:span text:style-name="T18">dam</text:span><text:span text:style-name="T21">3</text:span></text:p></table:table-cell><table:table-cell table:style-name="Tableau2.D1" office:value-type="string"><text:p text:style-name="P32"><text:span text:style-name="T18">m</text:span><text:span text:style-name="T21">3</text:span></text:p></table:table-cell><table:table-cell table:style-name="Tableau2.E1" office:value-type="string"><text:p text:style-name="P32"><text:span text:style-name="T18">dm</text:span><text:span text:style-name="T21">3</text:span></text:p></table:table-cell><table:table-cell table:style-name="Tableau2.F1" office:value-type="string"><text:p text:style-name="P32"><text:span text:style-name="T18">cm</text:span><text:span text:style-name="T21">3</text:span></text:p></table:table-cell><table:table-cell table:style-name="Tableau2.G1" office:value-type="string"><text:p text:style-name="P32"><text:span text:style-name="T18">mm</text:span><text:span text:style-name="T21">3</text:span></text:p></table:table-cell></table:table-row><table:table-row table:style-name="Tableau2.2"><table:table-cell table:style-name="Tableau2.A2" office:value-type="string"><text:p text:style-name="P31"/></table:table-cell><table:table-cell table:style-name="Tableau2.B2" office:value-type="string"><text:p text:style-name="P31"/></table:table-cell><table:table-cell table:style-name="Tableau2.C2" office:value-type="string"><text:p text:style-name="P31"/></table:table-cell><table:table-cell table:style-name="Tableau2.D2" office:value-type="string"><text:p text:style-name="P30"><text:span text:style-name="_5f_pointillés_20_gris">.</text:span> <text:span text:style-name="_5f_pointillés_20_gris">.</text:span> 0,</text:p></table:table-cell><table:table-cell table:style-name="Tableau2.E2" office:value-type="string"><text:p text:style-name="P29">0 2 5</text:p></table:table-cell><table:table-cell table:style-name="Tableau2.F2" office:value-type="string"><text:p text:style-name="P30"><text:span text:style-name="_5f_pointillés_20_gris">.</text:span> <text:span text:style-name="_5f_pointillés_20_gris">.</text:span> <text:span text:style-name="_5f_pointillés_20_gris">.</text:span></text:p></table:table-cell><table:table-cell table:style-name="Tableau2.G2" office:value-type="string"><text:p text:style-name="P30"><text:span text:style-name="_5f_pointillés_20_gris">.</text:span> <text:span text:style-name="_5f_pointillés_20_gris">.</text:span> <text:span text:style-name="_5f_pointillés_20_gris">.</text:span></text:p></table:table-cell></table:table-row></table:table><text:p text:style-name="P35"><text:span text:style-name="T24">25 000 mL </text:span><text:span text:style-name="_5f_Symbole"><text:span text:style-name="T52">=</text:span></text:span><text:span text:style-name="T24"> 0,025 m³.</text:span></text:p></text:section></draw:text-box></draw:frame></text:p>
      <text:list xml:id="list2714997650" text:style-name="Num_5f_Exo">
        <text:list-item>
          <text:h text:style-name="P49" text:outline-level="1"> <text:span text:style-name="Bold_5f_niv1">Avec des unités de volumes</text:span></text:h>
          <text:p text:style-name="P53">Effectue les conversion<text:span text:style-name="T58">s</text:span> suivantes.</text:p>
        </text:list-item>
      </text:list>
      <text:list xml:id="list368336337" text:style-name="liste_5f_abc">
        <text:list-item>
          <text:p text:style-name="_5f_num_5f_abcd"><text:span text:style-name="T16">12 dm</text:span><text:span text:style-name="T19">3</text:span><text:span text:style-name="T16"> </text:span><text:span text:style-name="T22">=</text:span><text:span text:style-name="T16"> </text:span><text:span text:style-name="T44"><text:tab/></text:span><text:span text:style-name="T16"> mm³</text:span></text:p>
        </text:list-item>
        <text:list-item>
          <text:p text:style-name="_5f_num_5f_abcd"><text:span text:style-name="T16">5 dam</text:span><text:span text:style-name="T19">3</text:span><text:span text:style-name="T16"> </text:span><text:span text:style-name="T22">=</text:span><text:span text:style-name="T16"> </text:span><text:span text:style-name="T44"><text:tab/></text:span><text:span text:style-name="T16"> km³</text:span></text:p>
        </text:list-item>
        <text:list-item>
          <text:p text:style-name="_5f_num_5f_abcd"><text:span text:style-name="T16">205 mm</text:span><text:span text:style-name="T19">3</text:span><text:span text:style-name="T16"> </text:span><text:span text:style-name="T22">=</text:span><text:span text:style-name="T16"> </text:span><text:span text:style-name="T44"><text:tab/></text:span><text:span text:style-name="T16"> cm³</text:span></text:p>
        </text:list-item>
        <text:list-item>
          <text:p text:style-name="_5f_num_5f_abcd"><text:span text:style-name="T16">15,42 km</text:span><text:span text:style-name="T19">3</text:span><text:span text:style-name="T16"> </text:span><text:span text:style-name="T22">=</text:span><text:span text:style-name="T16"> </text:span><text:span text:style-name="T44"><text:tab/></text:span><text:span text:style-name="T16"> dam³</text:span></text:p>
        </text:list-item>
        <text:list-item>
          <text:p text:style-name="_5f_num_5f_abcd"><text:span text:style-name="T16">45,678 cm</text:span><text:span text:style-name="T19">3</text:span><text:span text:style-name="T16"> </text:span><text:span text:style-name="T22">=</text:span><text:span text:style-name="T16"> </text:span><text:span text:style-name="T44"><text:tab/></text:span><text:span text:style-name="T16"> mm³</text:span></text:p>
        </text:list-item>
        <text:list-item>
          <text:p text:style-name="_5f_num_5f_abcd"><text:span text:style-name="corps"><text:span text:style-name="T17">678 543,6 m</text:span></text:span><text:span text:style-name="corps"><text:span text:style-name="T20">3</text:span></text:span><text:span text:style-name="corps"><text:span text:style-name="T17"> </text:span></text:span><text:span text:style-name="corps"><text:span text:style-name="T23">=</text:span></text:span><text:span text:style-name="corps"><text:span text:style-name="T17"> </text:span></text:span><text:span text:style-name="corps"><text:span text:style-name="T46"><text:tab/></text:span></text:span><text:span text:style-name="corps"><text:span text:style-name="T17"> km</text:span></text:span><text:span text:style-name="corps"><text:span text:style-name="T20">3</text:span></text:span></text:p>
        </text:list-item>
      </text:list>
      <text:list xml:id="list81023172499999" text:continue-list="list2714997650" text:style-name="Num_5f_Exo">
        <text:list-item>
          <text:h text:style-name="P43" text:outline-level="1"> Complète avec l’unité adéquate.</text:h>
        </text:list-item>
      </text:list>
      <text:list xml:id="list81023187981756" text:continue-list="list368336337" text:style-name="liste_5f_abc">
        <text:list-item text:start-value="1">
          <text:p text:style-name="_5f_num_5f_abcd"><text:span text:style-name="T16">2 560 000 mm</text:span><text:span text:style-name="T19">3</text:span><text:span text:style-name="T16"> </text:span><text:span text:style-name="T22">=</text:span><text:span text:style-name="T16"> 2,56 </text:span><text:span text:style-name="T44"><text:tab/></text:span></text:p>
        </text:list-item>
        <text:list-item>
          <text:p text:style-name="_5f_num_5f_abcd"><text:span text:style-name="T16">5 768 m</text:span><text:span text:style-name="T19">3</text:span><text:span text:style-name="T16"> </text:span><text:span text:style-name="T22">=</text:span><text:span text:style-name="T16"> 0,005 768 </text:span><text:span text:style-name="T44"><text:tab/></text:span></text:p>
        </text:list-item>
        <text:list-item>
          <text:p text:style-name="_5f_num_5f_abcd"><text:span text:style-name="T16">67 dam</text:span><text:span text:style-name="T19">3</text:span><text:span text:style-name="T16"> </text:span><text:span text:style-name="T22">=</text:span><text:span text:style-name="T16"> 67 000 000 </text:span><text:span text:style-name="T44"><text:tab/></text:span></text:p>
        </text:list-item>
        <text:list-item>
          <text:p text:style-name="_5f_num_5f_abcd"><text:span text:style-name="T16">0,002 36 km</text:span><text:span text:style-name="T19">3</text:span><text:span text:style-name="T16"> </text:span><text:span text:style-name="T22">=</text:span><text:span text:style-name="T16"> 2 360 </text:span><text:span text:style-name="T44"><text:tab/></text:span></text:p>
        </text:list-item>
      </text:list>
      <text:list xml:id="list81024213539826" text:continue-list="list81023172499999" text:style-name="Num_5f_Exo">
        <text:list-item>
          <text:h text:style-name="P43" text:outline-level="1"> Choisis une unité <text:span text:style-name="T47">pour</text:span> que le nombre s’écrive avec le moins de zéros possible.</text:h>
        </text:list-item>
      </text:list>
      <text:list xml:id="list81022789848908" text:continue-list="list81023187981756" text:style-name="liste_5f_abc">
        <text:list-item text:start-value="1">
          <text:p text:style-name="_5f_num_5f_abcd"><text:span text:style-name="T16">23 000 cm</text:span><text:span text:style-name="T19">3</text:span><text:span text:style-name="T16"> </text:span><text:span text:style-name="T22">=</text:span><text:span text:style-name="T27"> </text:span><text:span text:style-name="T44"><text:tab/></text:span></text:p>
        </text:list-item>
        <text:list-item>
          <text:p text:style-name="_5f_num_5f_abcd"><text:span text:style-name="T16">0,000 07 m</text:span><text:span text:style-name="T19">3</text:span><text:span text:style-name="T16"> </text:span><text:span text:style-name="T22">=</text:span><text:span text:style-name="T27"> </text:span><text:span text:style-name="T44"><text:tab/></text:span></text:p>
        </text:list-item>
        <text:list-item>
          <text:p text:style-name="_5f_num_5f_abcd"><text:span text:style-name="T16">199 700 000 dam³</text:span><text:span text:style-name="T19"> </text:span><text:span text:style-name="T22">=</text:span><text:span text:style-name="_5f_pointillés_20_gris"><text:span text:style-name="T43"> <text:tab/></text:span></text:span></text:p>
        </text:list-item>
        <text:list-item>
          <text:p text:style-name="_5f_num_5f_abcd"><text:span text:style-name="T16">0,060 8 dam</text:span><text:span text:style-name="T19">3</text:span><text:span text:style-name="T16"> </text:span><text:span text:style-name="T22">=</text:span><text:span text:style-name="T27"> </text:span><text:span text:style-name="T44"><text:tab/></text:span></text:p>
        </text:list-item>
      </text:list>
      <text:list xml:id="list81024389212764" text:continue-list="list81024213539826" text:style-name="Num_5f_Exo">
        <text:list-item>
          <text:h text:style-name="P44" text:outline-level="1"><text:span text:style-name="Bold_5f_niv1"><text:span text:style-name="T42"> </text:span></text:span><text:span text:style-name="Bold_5f_niv1">Avec des unités de capacités</text:span></text:h>
          <text:p text:style-name="P63">Complète avec l’unité adéquate.</text:p>
        </text:list-item>
      </text:list>
      <text:section text:style-name="Sect2" text:name="Section2">
        <text:list xml:id="list81023898404362" text:continue-list="list81022789848908" text:style-name="liste_5f_abc">
          <text:list-item text:start-value="1">
            <text:p text:style-name="P74"><text:span text:style-name="T16">350 L </text:span><text:span text:style-name="T22">=</text:span><text:span text:style-name="T16"> 3,5 </text:span><text:span text:style-name="T44"><text:tab/></text:span></text:p>
          </text:list-item>
          <text:list-item>
            <text:p text:style-name="P70"><text:span text:style-name="T16">0,455 hL </text:span><text:span text:style-name="T22">=</text:span><text:span text:style-name="T16"> 455 </text:span><text:span text:style-name="T44"><text:tab/></text:span></text:p>
          </text:list-item>
          <text:list-item>
            <text:p text:style-name="P69"><text:span text:style-name="T16">46 700 mL </text:span><text:span text:style-name="T22">=</text:span><text:span text:style-name="T16"> 46,7 </text:span><text:span text:style-name="T44"><text:tab/></text:span></text:p>
          </text:list-item>
          <text:list-item>
            <text:p text:style-name="P69"><text:span text:style-name="T16">9,5 mL </text:span><text:span text:style-name="T22">=</text:span><text:span text:style-name="T16"> 0,95 </text:span><text:span text:style-name="T44"><text:tab/></text:span></text:p>
          </text:list-item>
          <text:list-item>
            <text:p text:style-name="P71"><text:span text:style-name="T16">7,82 hL </text:span><text:span text:style-name="T22">=</text:span><text:span text:style-name="T16"> 7 820 </text:span><text:span text:style-name="T44"><text:tab/></text:span></text:p>
          </text:list-item>
          <text:list-item>
            <text:p text:style-name="P69"><text:span text:style-name="T16">5 767 daL </text:span><text:span text:style-name="T22">=</text:span><text:span text:style-name="T16"> 576,7 </text:span><text:span text:style-name="T44"><text:tab/></text:span></text:p>
          </text:list-item>
        </text:list>
      </text:section>
      <text:list xml:id="list81022595508401" text:continue-list="list81024389212764" text:style-name="Num_5f_Exo">
        <text:list-item>
          <text:h text:style-name="P42" text:outline-level="1"> <text:span text:style-name="T55">Relie</text:span><text:span text:style-name="T54"> chaque capacité </text:span><text:span text:style-name="T55">à</text:span><text:span text:style-name="T54"> l’objet correspondant.</text:span></text:h>
        </text:list-item>
      </text:list>
      <table:table table:name="Tableau11" table:style-name="Tableau11">
        <table:table-column table:style-name="Tableau11.A"/>
        <table:table-column table:style-name="Tableau11.B"/>
        <table:table-column table:style-name="Tableau11.C"/>
        <table:table-header-rows>
          <table:table-row table:style-name="Tableau11.1">
            <table:table-cell table:style-name="Tableau11.A1" office:value-type="string">
              <text:list xml:id="list81024362541616" text:continue-numbering="true" text:style-name="Num_5f_Exo">
                <text:list-header>
                  <text:p text:style-name="P54">24 L</text:p>
                </text:list-header>
              </text:list>
            </table:table-cell>
            <table:table-cell table:style-name="Tableau11.B1" office:value-type="string">
              <text:p text:style-name="P40"> <text:s text:c="13"/></text:p>
            </table:table-cell>
            <table:table-cell table:style-name="Tableau11.C1" office:value-type="string">
              <text:list xml:id="list81024166519247" text:continue-numbering="true" text:style-name="Num_5f_Exo">
                <text:list-header>
                  <text:p text:style-name="P56">Pichet d’eau</text:p>
                </text:list-header>
              </text:list>
            </table:table-cell>
          </table:table-row>
        </table:table-header-rows>
        <table:table-row table:style-name="Tableau11.1">
          <table:table-cell table:style-name="Tableau11.A2" office:value-type="string">
            <text:list xml:id="list81024237176214" text:continue-numbering="true" text:style-name="Num_5f_Exo">
              <text:list-header>
                <text:p text:style-name="P60"><text:span text:style-name="T26">1</text:span><text:span text:style-name="T25"> L</text:span></text:p>
              </text:list-header>
            </text:list>
          </table:table-cell>
          <table:table-cell table:style-name="Tableau11.B2" office:value-type="string">
            <text:p text:style-name="P40"> <text:s text:c="13"/></text:p>
          </table:table-cell>
          <table:table-cell table:style-name="Tableau11.C2" office:value-type="string">
            <text:list xml:id="list81024056907413" text:continue-numbering="true" text:style-name="Num_5f_Exo">
              <text:list-header>
                <text:p text:style-name="P55">Cartable</text:p>
              </text:list-header>
            </text:list>
          </table:table-cell>
        </table:table-row>
        <table:table-row table:style-name="Tableau11.1">
          <table:table-cell table:style-name="Tableau11.A2" office:value-type="string">
            <text:list xml:id="list81024220544294" text:continue-numbering="true" text:style-name="Num_5f_Exo">
              <text:list-header>
                <text:p text:style-name="P57"><text:span text:style-name="T48">2</text:span>0 cL</text:p>
              </text:list-header>
            </text:list>
          </table:table-cell>
          <table:table-cell table:style-name="Tableau11.B3" office:value-type="string">
            <text:p text:style-name="P40"> <text:s text:c="13"/></text:p>
          </table:table-cell>
          <table:table-cell table:style-name="Tableau11.C2" office:value-type="string">
            <text:list xml:id="list81023585920386" text:continue-numbering="true" text:style-name="Num_5f_Exo">
              <text:list-header>
                <text:p text:style-name="P56">Baignoire</text:p>
              </text:list-header>
            </text:list>
          </table:table-cell>
        </table:table-row>
        <table:table-row table:style-name="Tableau11.1">
          <table:table-cell table:style-name="Tableau11.A2" office:value-type="string">
            <text:list xml:id="list81024368611918" text:continue-numbering="true" text:style-name="Num_5f_Exo">
              <text:list-header>
                <text:p text:style-name="P59">0,05 mL</text:p>
              </text:list-header>
            </text:list>
          </table:table-cell>
          <table:table-cell table:style-name="Tableau11.B4" office:value-type="string">
            <text:p text:style-name="P40"> <text:s text:c="13"/></text:p>
          </table:table-cell>
          <table:table-cell table:style-name="Tableau11.C2" office:value-type="string">
            <text:list xml:id="list81024511853676" text:continue-numbering="true" text:style-name="Num_5f_Exo">
              <text:list-header>
                <text:p text:style-name="P56">Piscine</text:p>
              </text:list-header>
            </text:list>
          </table:table-cell>
        </table:table-row>
        <table:table-row table:style-name="Tableau11.1">
          <table:table-cell table:style-name="Tableau11.A2" office:value-type="string">
            <text:list xml:id="list81023440493687" text:continue-numbering="true" text:style-name="Num_5f_Exo">
              <text:list-header>
                <text:p text:style-name="P61">56 000 L</text:p>
              </text:list-header>
            </text:list>
          </table:table-cell>
          <table:table-cell table:style-name="Tableau11.B5" office:value-type="string">
            <text:p text:style-name="P40"> <text:s text:c="13"/></text:p>
          </table:table-cell>
          <table:table-cell table:style-name="Tableau11.C2" office:value-type="string">
            <text:list xml:id="list81024361121745" text:continue-numbering="true" text:style-name="Num_5f_Exo">
              <text:list-header>
                <text:p text:style-name="P56">Verre</text:p>
              </text:list-header>
            </text:list>
          </table:table-cell>
        </table:table-row>
        <table:table-row table:style-name="Tableau11.1">
          <table:table-cell table:style-name="Tableau11.A2" office:value-type="string">
            <text:list xml:id="list81023951509613" text:continue-numbering="true" text:style-name="Num_5f_Exo">
              <text:list-header>
                <text:p text:style-name="P61">200 L</text:p>
              </text:list-header>
            </text:list>
          </table:table-cell>
          <table:table-cell table:style-name="Tableau11.B6" office:value-type="string">
            <text:p text:style-name="P40"> <text:s text:c="13"/></text:p>
          </table:table-cell>
          <table:table-cell table:style-name="Tableau11.C2" office:value-type="string">
            <text:p text:style-name="P41">Ballon de football</text:p>
          </table:table-cell>
        </table:table-row>
        <table:table-row table:style-name="Tableau11.1">
          <table:table-cell table:style-name="Tableau11.A2" office:value-type="string">
            <text:list xml:id="list81024494137779" text:continue-numbering="true" text:style-name="Num_5f_Exo">
              <text:list-header>
                <text:p text:style-name="P62">12 L</text:p>
              </text:list-header>
            </text:list>
          </table:table-cell>
          <table:table-cell table:style-name="Tableau11.B7" office:value-type="string">
            <text:p text:style-name="P40"> <text:s text:c="13"/></text:p>
          </table:table-cell>
          <table:table-cell table:style-name="Tableau11.C2" office:value-type="string">
            <text:list xml:id="list81023393552308" text:continue-numbering="true" text:style-name="Num_5f_Exo">
              <text:list-header>
                <text:p text:style-name="P58">Goutte d’eau</text:p>
              </text:list-header>
            </text:list>
          </table:table-cell>
        </table:table-row>
      </table:table>
      <text:list xml:id="list81023341251653" text:continue-numbering="true" text:style-name="Num_5f_Exo">
        <text:list-item>
          <text:h text:style-name="P45" text:outline-level="1"><text:span text:style-name="Bold_5f_niv1"><text:span text:style-name="T53"> </text:span></text:span><text:span text:style-name="Bold_5f_niv1">Entre capacités et volumes</text:span></text:h>
        </text:list-item>
      </text:list>
      <text:p text:style-name="P39">Effectue les conversions suivantes.</text:p>
      <text:list xml:id="list81022933040374" text:continue-list="list81023898404362" text:style-name="liste_5f_abc">
        <text:list-item text:start-value="1">
          <text:p text:style-name="_5f_num_5f_abcd"><text:span text:style-name="T27">1 dm</text:span><text:span text:style-name="T38">3</text:span><text:span text:style-name="T27"> </text:span><text:span text:style-name="T39">=</text:span><text:span text:style-name="T27"> </text:span><text:span text:style-name="T44"><text:tab/></text:span><text:span text:style-name="T27"> L</text:span></text:p>
        </text:list-item>
        <text:list-item>
          <text:p text:style-name="_5f_num_5f_abcd"><text:span text:style-name="T27">1 m</text:span><text:span text:style-name="T38">3</text:span><text:span text:style-name="T27"> </text:span><text:span text:style-name="T39">=</text:span><text:span text:style-name="T27"> </text:span><text:span text:style-name="T44"><text:tab/></text:span><text:span text:style-name="T27"> L</text:span></text:p>
        </text:list-item>
        <text:list-item>
          <text:p text:style-name="_5f_num_5f_abcd"><text:span text:style-name="T27">1 mL </text:span><text:span text:style-name="T39">=</text:span><text:span text:style-name="T27"> </text:span><text:span text:style-name="T44"><text:tab/></text:span><text:span text:style-name="T27"> cm</text:span><text:span text:style-name="T38">3</text:span></text:p>
        </text:list-item>
        <text:list-item>
          <text:p text:style-name="_5f_num_5f_abcd"><text:span text:style-name="T27">232,4 L </text:span><text:span text:style-name="T39">=</text:span><text:span text:style-name="T27"> </text:span><text:span text:style-name="T44"><text:tab/></text:span><text:span text:style-name="T27"> m</text:span><text:span text:style-name="T38">3</text:span></text:p>
        </text:list-item>
        <text:list-item>
          <text:p text:style-name="_5f_num_5f_abcd"><text:span text:style-name="T27">56,78 cm</text:span><text:span text:style-name="T38">3</text:span><text:span text:style-name="T27"> </text:span><text:span text:style-name="T39">=</text:span><text:span text:style-name="T27"> </text:span><text:span text:style-name="T44"><text:tab/></text:span><text:span text:style-name="T27"> dL</text:span></text:p>
        </text:list-item>
        <text:list-item>
          <text:p text:style-name="_5f_num_5f_abcd"><text:span text:style-name="T27">7 302 L </text:span><text:span text:style-name="T39">=</text:span><text:span text:style-name="T27"> </text:span><text:span text:style-name="T44"><text:tab/></text:span><text:span text:style-name="T27"> dam³</text:span></text:p>
        </text:list-item>
      </text:list>
      <text:list xml:id="list81024284566881" text:continue-list="list81023341251653" text:style-name="Num_5f_Exo">
        <text:list-item>
          <text:h text:style-name="P46" text:outline-level="1"><text:span text:style-name="T13"> Complète avec l’unité </text:span><text:span text:style-name="T14">de capacité </text:span><text:span text:style-name="T13">qui convient</text:span>.</text:h>
        </text:list-item>
      </text:list>
      <text:section text:style-name="Sect2" text:name="Section3">
        <text:list xml:id="list81023325654694" text:continue-list="list81022933040374" text:style-name="liste_5f_abc">
          <text:list-item text:start-value="1">
            <text:p text:style-name="P69"><text:span text:style-name="T28">26</text:span><text:span text:style-name="T27"> dm</text:span><text:span text:style-name="T38">3</text:span><text:span text:style-name="T27"> </text:span><text:span text:style-name="T39">=</text:span><text:span text:style-name="T27"> </text:span><text:span text:style-name="T28">26 </text:span><text:span text:style-name="T45"><text:tab/></text:span></text:p>
          </text:list-item>
          <text:list-item>
            <text:p text:style-name="P69"><text:span text:style-name="T28">0,502</text:span><text:span text:style-name="T27"> </text:span><text:span text:style-name="T28">d</text:span><text:span text:style-name="T27">m</text:span><text:span text:style-name="T38">3</text:span><text:span text:style-name="T27"> </text:span><text:span text:style-name="T39">=</text:span><text:span text:style-name="T27"> </text:span><text:span text:style-name="T28">502 </text:span><text:span text:style-name="T45"><text:tab/></text:span></text:p>
          </text:list-item>
          <text:list-item>
            <text:p text:style-name="P69"><text:span text:style-name="T29">2 </text:span><text:span text:style-name="T27">m³ </text:span><text:span text:style-name="T39">=</text:span><text:span text:style-name="T27"> </text:span><text:span text:style-name="T29">2</text:span><text:span text:style-name="T28"> </text:span><text:span text:style-name="T29">000</text:span><text:span text:style-name="T28"> </text:span><text:span text:style-name="T45"><text:tab/></text:span></text:p>
          </text:list-item>
          <text:list-item>
            <text:p text:style-name="P69"><text:span text:style-name="T29">3 542</text:span><text:span text:style-name="T27"> </text:span><text:span text:style-name="T29">mm³</text:span><text:span text:style-name="T27"> </text:span><text:span text:style-name="T39">=</text:span><text:span text:style-name="T27"> </text:span><text:span text:style-name="T29">3,542</text:span><text:span text:style-name="T28"> </text:span><text:span text:style-name="T45"><text:tab/></text:span></text:p>
          </text:list-item>
          <text:list-item>
            <text:p text:style-name="P69"><text:span text:style-name="T27">7,8 cm</text:span><text:span text:style-name="T38">3</text:span><text:span text:style-name="T27"> </text:span><text:span text:style-name="T39">=</text:span><text:span text:style-name="T27"> </text:span><text:span text:style-name="T29">0,78</text:span><text:span text:style-name="T45"><text:tab/></text:span></text:p>
          </text:list-item>
          <text:list-item>
            <text:p text:style-name="P69"><text:span text:style-name="T32">0,1</text:span><text:span text:style-name="T33">7</text:span><text:span text:style-name="T31"> </text:span><text:span text:style-name="T32">dam³</text:span><text:span text:style-name="T31"> </text:span><text:span text:style-name="T40">=</text:span><text:span text:style-name="T31"> </text:span><text:span text:style-name="T32">17</text:span><text:span text:style-name="T31"> </text:span><text:span text:style-name="T32">000</text:span><text:span text:style-name="T27"> </text:span><text:span text:style-name="T44"><text:tab/></text:span></text:p>
          </text:list-item>
        </text:list>
      </text:section>
      <text:list xml:id="list81022728014638" text:continue-list="list81024284566881" text:style-name="Num_5f_Exo">
        <text:list-item>
          <text:h text:style-name="P47" text:outline-level="1"> <text:span text:style-name="T13">Complète avec l’unité </text:span><text:span text:style-name="T14">de </text:span><text:span text:style-name="T15">volume</text:span><text:span text:style-name="T14"> </text:span><text:span text:style-name="T13">qui convient</text:span>.</text:h>
        </text:list-item>
      </text:list>
      <text:section text:style-name="Sect2" text:name="Section4">
        <text:list xml:id="list81024712751270" text:continue-list="list81023325654694" text:style-name="liste_5f_abc">
          <text:list-item text:start-value="1">
            <text:p text:style-name="P72"><text:span text:style-name="T28">5</text:span><text:span text:style-name="T27"> </text:span><text:span text:style-name="T30">000 L</text:span><text:span text:style-name="T27"> </text:span><text:span text:style-name="T39">=</text:span><text:span text:style-name="T27"> </text:span><text:span text:style-name="T30">5</text:span><text:span text:style-name="T28"> </text:span><text:span text:style-name="T45"><text:tab/></text:span></text:p>
          </text:list-item>
          <text:list-item>
            <text:p text:style-name="P72"><text:span text:style-name="T30">768</text:span><text:span text:style-name="T27"> </text:span><text:span text:style-name="T30">cL</text:span><text:span text:style-name="T27"> </text:span><text:span text:style-name="T39">=</text:span><text:span text:style-name="T27"> </text:span><text:span text:style-name="T30">7,68</text:span><text:span text:style-name="T28"> </text:span><text:span text:style-name="T45"><text:tab/></text:span></text:p>
          </text:list-item>
          <text:list-item>
            <text:p text:style-name="P72"><text:span text:style-name="T30">75</text:span><text:span text:style-name="T27"> </text:span><text:span text:style-name="T30">L </text:span><text:span text:style-name="T39">=</text:span><text:span text:style-name="T27"> </text:span><text:span text:style-name="T30">75</text:span><text:span text:style-name="T28"> </text:span><text:span text:style-name="T29">000</text:span><text:span text:style-name="T28"> </text:span><text:span text:style-name="T45"><text:tab/></text:span></text:p>
          </text:list-item>
          <text:list-item>
            <text:p text:style-name="P73"><text:span text:style-name="T38"><text:s/></text:span><text:span text:style-name="T30">657</text:span><text:span text:style-name="T27"> </text:span><text:span text:style-name="T30">hL</text:span><text:span text:style-name="T27"> </text:span><text:span text:style-name="T39">=</text:span><text:span text:style-name="T27"> </text:span><text:span text:style-name="T30">65,7</text:span><text:span text:style-name="T28"> </text:span><text:span text:style-name="T45"><text:tab/></text:span></text:p>
          </text:list-item>
          <text:list-item>
            <text:p text:style-name="P73"><text:span text:style-name="T38"><text:s/></text:span><text:span text:style-name="T30">0,43</text:span><text:span text:style-name="T27"> </text:span><text:span text:style-name="T30">dL</text:span><text:span text:style-name="T27"> </text:span><text:span text:style-name="T39">=</text:span><text:span text:style-name="T27"> </text:span><text:span text:style-name="T30">43</text:span><text:span text:style-name="T27"> </text:span><text:span text:style-name="T45"><text:tab/></text:span></text:p>
          </text:list-item>
          <text:list-item>
            <text:p text:style-name="P73"><text:span text:style-name="T45"><text:s/></text:span><text:span text:style-name="T30">1</text:span><text:span text:style-name="T27"> </text:span><text:span text:style-name="T30">746 </text:span><text:span text:style-name="T59">m</text:span><text:span text:style-name="T60">L</text:span><text:span text:style-name="T27"> </text:span><text:span text:style-name="T39">=</text:span><text:span text:style-name="T27"> </text:span><text:span text:style-name="T30">1,746</text:span><text:span text:style-name="T27"> </text:span><text:span text:style-name="T45"><text:tab/></text:span></text:p>
          </text:list-item>
        </text:list>
      </text:section>
      <text:list xml:id="list81022965287116" text:continue-list="list81022728014638" text:style-name="Num_5f_Exo">
        <text:list-item>
          <text:h text:style-name="P48" text:outline-level="1"> <text:span text:style-name="T56">On veut mettre en bouteilles 1 m³ d’eau pétillante. </text:span><text:span text:style-name="T57">O</text:span><text:span text:style-name="T56">n prévoit 600 bouteilles de 1,5 L.</text:span></text:h>
        </text:list-item>
      </text:list>
      <text:list xml:id="list81023080497618" text:continue-list="list81024712751270" text:style-name="liste_5f_abc">
        <text:list-item text:start-value="1">
          <text:p text:style-name="_5f_num_5f_abcd"><text:span text:style-name="T41">L</text:span>e nombre de bouteilles est-<text:span text:style-name="T50">il</text:span> suffisant ?</text:p>
        </text:list-item>
      </text:list>
      <text:list xml:id="list81024634141053" text:continue-list="list81022965287116" text:style-name="Num_5f_Exo">
        <text:list-header>
          <text:p text:style-name="P51"><text:tab/></text:p>
          <text:p text:style-name="P51"><text:tab/></text:p>
        </text:list-header>
      </text:list>
      <text:list xml:id="list81023801231989" text:continue-list="list81023080497618" text:style-name="liste_5f_abc">
        <text:list-item>
          <text:p text:style-name="P75">Calcule le nombre de bouteilles nécessaire<text:span text:style-name="T58">s</text:span>.</text:p>
        </text:list-item>
      </text:list>
      <text:list xml:id="list81024496787495" text:continue-list="list81024634141053" text:style-name="Num_5f_Exo">
        <text:list-header>
          <text:p text:style-name="P50"><text:tab/></text:p>
          <text:p text:style-name="P50"><text:tab/></text:p>
        </text:list-header>
      </text:list>
      <text:p text:style-name="FILET_5f_POINTILLES"><text:span text:style-name="_5f_pointillés_20_gris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Bitstream Vera Sans6" svg:font-family="'Bitstream Vera Sans'"/>
    <style:font-face style:name="Calibri" svg:font-family="Calibri"/>
    <style:font-face style:name="OpenSymbol2" svg:font-family="OpenSymbol"/>
    <style:font-face style:name="Tahoma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06cm" draw:dots2="1" draw:dots2-length="0.006cm" draw:distance="0.006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26" draw:display-name="Dashed (var) 6326" draw:style="rect" draw:dots1="1" draw:dots1-length="0.011cm" draw:dots2="1" draw:dots2-length="0.011cm" draw:distance="0.011cm"/>
    <draw:stroke-dash draw:name="Dashed_20__28_var_29__20_6327" draw:display-name="Dashed (var) 6327" draw:style="rect" draw:dots1="1" draw:dots1-length="0.011cm" draw:dots2="1" draw:dots2-length="0.011cm" draw:distance="0.011cm"/>
    <draw:stroke-dash draw:name="Dashed_20__28_var_29__20_6328" draw:display-name="Dashed (var) 6328" draw:style="rect" draw:dots1="1" draw:dots1-length="0.011cm" draw:dots2="1" draw:dots2-length="0.011cm" draw:distance="0.011cm"/>
    <draw:stroke-dash draw:name="Dashed_20__28_var_29__20_6329" draw:display-name="Dashed (var) 6329" draw:style="rect" draw:dots1="1" draw:dots1-length="0.011cm" draw:dots2="1" draw:dots2-length="0.011cm" draw:distance="0.011cm"/>
    <draw:stroke-dash draw:name="Dashed_20__28_var_29__20_6330" draw:display-name="Dashed (var) 6330" draw:style="rect" draw:dots1="1" draw:dots1-length="0.011cm" draw:dots2="1" draw:dots2-length="0.011cm" draw:distance="0.011cm"/>
    <draw:stroke-dash draw:name="Dashed_20__28_var_29__20_6331" draw:display-name="Dashed (var) 6331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06cm" draw:dots2="1" draw:dots2-length="0.006cm" draw:distance="0.006cm"/>
    <draw:stroke-dash draw:name="Dashed_20__28_var_29__20_6352" draw:display-name="Dashed (var) 6352" draw:style="rect" draw:dots1="1" draw:dots1-length="0.006cm" draw:dots2="1" draw:dots2-length="0.006cm" draw:distance="0.006cm"/>
    <draw:stroke-dash draw:name="Dashed_20__28_var_29__20_6353" draw:display-name="Dashed (var) 6353" draw:style="rect" draw:dots1="1" draw:dots1-length="0.006cm" draw:dots2="1" draw:dots2-length="0.006cm" draw:distance="0.006cm"/>
    <draw:stroke-dash draw:name="Dashed_20__28_var_29__20_6354" draw:display-name="Dashed (var) 6354" draw:style="rect" draw:dots1="1" draw:dots1-length="0.006cm" draw:dots2="1" draw:dots2-length="0.006cm" draw:distance="0.006cm"/>
    <draw:stroke-dash draw:name="Dashed_20__28_var_29__20_6355" draw:display-name="Dashed (var) 6355" draw:style="rect" draw:dots1="1" draw:dots1-length="0.006cm" draw:dots2="1" draw:dots2-length="0.006cm" draw:distance="0.006cm"/>
    <draw:stroke-dash draw:name="Dashed_20__28_var_29__20_6356" draw:display-name="Dashed (var) 6356" draw:style="rect" draw:dots1="1" draw:dots1-length="0.006cm" draw:dots2="1" draw:dots2-length="0.006cm" draw:distance="0.006cm"/>
    <draw:stroke-dash draw:name="Dashed_20__28_var_29__20_6357" draw:display-name="Dashed (var) 6357" draw:style="rect" draw:dots1="1" draw:dots1-length="0.006cm" draw:dots2="1" draw:dots2-length="0.006cm" draw:distance="0.006cm"/>
    <draw:stroke-dash draw:name="Dashed_20__28_var_29__20_6358" draw:display-name="Dashed (var) 6358" draw:style="rect" draw:dots1="1" draw:dots1-length="0.006cm" draw:dots2="1" draw:dots2-length="0.006cm" draw:distance="0.006cm"/>
    <draw:stroke-dash draw:name="Dashed_20__28_var_29__20_6359" draw:display-name="Dashed (var) 6359" draw:style="rect" draw:dots1="1" draw:dots1-length="0.006cm" draw:dots2="1" draw:dots2-length="0.006cm" draw:distance="0.006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2" draw:display-name="Dashed (var) 7282" draw:style="rect" draw:dots1="1" draw:distance="28%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7fb241" loext:opacity="100%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2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2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2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Exercice" style:display-name="_Exercice" style:family="paragraph" style:next-style-name="Text_20_body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1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4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o_5f_Num" style:display-name="_Exo_Num" style:family="paragraph" style:parent-style-name="Standard" style:default-outline-level="1" style:list-style-name="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num_5f_abcd" style:display-name="_num_abcd" style:family="paragraph" style:parent-style-name="Standard" style:default-outline-level="" style:list-style-name="liste_5f_abc" style:master-page-name="">
      <style:paragraph-properties fo:margin-top="0.199cm" fo:margin-bottom="0.101cm" style:contextual-spacing="false" fo:text-align="justify" style:justify-single-word="false" style:page-number="auto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fo:color="#000000" loext:opacity="100%" fo:font-style="normal"/>
    </style:style>
    <style:style style:name="_5f_Txt_5f_Puce" style:display-name="_Txt_Puce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2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2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2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Niveau_5f_orange" style:display-name="_Niveau_orang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4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uce_5f_enonce1" style:display-name="Puce_enonce1" style:family="text">
      <style:text-properties fo:color="#e8c32a" loext:opacity="100%" style:font-name="Bitstream Vera Sans2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1" style:display-name="Bold_niv1" style:family="text">
      <style:text-properties fo:color="#e8c32a" loext:opacity="100%" style:font-name="Bitstream Vera Sans2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e_20_s_27_entraîner" style:display-name="-Numéros de s'entraîner" style:family="text">
      <style:text-properties fo:color="#ffffff" loext:opacity="100%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Bold_5f_niv2" style:display-name="Bold_niv2" style:family="text">
      <style:text-properties fo:color="#d3802b" loext:opacity="100%" style:font-name="Bitstream Vera Sans2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loext:opacity="100%" style:font-name="Bitstream Vera Sans2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loext:opacity="100%" style:font-name="Bitstream Vera Sans2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loext:opacity="100%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loext:opacity="100%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Character_5f_20_5f_style" style:display-name="Character_20_style" style:family="text"/>
    <style:style style:name="livret" style:family="text"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_5f_En-tête">
      <style:text-properties officeooo:paragraph-rsid="005ae2c9"/>
    </style:style>
    <style:style style:name="MP25" style:family="paragraph">
      <loext:graphic-properties draw:fill="solid" draw:fill-color="#7fb241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2aa84d"/>
    </style:style>
    <style:style style:name="MP32" style:family="paragraph" style:parent-style-name="_5f_En-tête">
      <style:text-properties officeooo:rsid="004fea2e" officeooo:paragraph-rsid="0026fd94"/>
    </style:style>
    <style:style style:name="MP33" style:family="paragraph" style:parent-style-name="Header">
      <style:text-properties fo:font-size="14pt" style:font-size-asian="14pt" style:font-size-complex="14pt"/>
    </style:style>
    <style:style style:name="MP3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4fea2e"/>
    </style:style>
    <style:style style:name="MT7" style:family="text">
      <style:text-properties fo:font-variant="normal" fo:text-transform="none" fo:color="#7fb241" loext:opacity="100%" style:font-name="Bitstream Vera Sans" fo:font-size="16pt" fo:font-style="normal" fo:text-shadow="none" fo:font-weight="bold" officeooo:rsid="00aee063" style:font-size-asian="16pt" style:font-style-asian="normal" style:font-size-complex="16pt" style:font-style-complex="normal"/>
    </style:style>
    <style:style style:name="MT8" style:family="text">
      <style:text-properties fo:font-variant="normal" fo:text-transform="none" fo:color="#7fb241" loext:opacity="100%" style:font-name="Bitstream Vera Sans" fo:font-size="16pt" fo:font-style="normal" fo:text-shadow="none" fo:font-weight="bold" officeooo:rsid="004fea2e" style:font-size-asian="16pt" style:font-style-asian="normal" style:font-size-complex="16pt" style:font-style-complex="normal"/>
    </style:style>
    <style:style style:name="MT9" style:family="text">
      <style:text-properties fo:text-transform="uppercase" fo:color="#808080" loext:opacity="100%" style:font-name="Bitstream Vera Sans2" fo:font-size="9pt" officeooo:rsid="004d7250" fo:background-color="transparent" loext:char-shading-value="0"/>
    </style:style>
    <style:style style:name="MT10" style:family="text">
      <style:text-properties officeooo:rsid="0052b52b"/>
    </style:style>
    <style:style style:name="MT11" style:family="text">
      <style:text-properties officeooo:rsid="002aa84d"/>
    </style:style>
    <style:style style:name="MT12" style:family="text">
      <style:text-properties officeooo:rsid="0063bdbe"/>
    </style:style>
    <style:style style:name="MT13" style:family="text">
      <style:text-properties officeooo:rsid="00546213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7fb241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3">N4 : Fractions</text:p>
              </table:table-cell>
              <table:table-cell table:style-name="Tableau18.A1" office:value-type="string">
                <text:p text:style-name="MP33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4">Série 1 : Fractions et parts</text:p>
            </table:table-cell>
            <table:table-cell table:style-name="Tableau18.A1" office:value-type="string">
              <text:p text:style-name="MP34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paire_20__28_D_29_" style:display-name="_Fiche éditeur série 5 paire (D)" style:page-layout-name="Mpm18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2">Chapitre G2 : Triangles</text:p>
      </style:footer>
      <style:footer-left>
        <text:p text:style-name="MP23">Fonctions linéaires et affines : Chapitre D2</text:p>
      </style:footer-left>
    </style:master-page>
    <style:master-page style:name="First_20_Page" style:display-name="First Page" style:page-layout-name="Mpm19" style:next-style-name="Standard"/>
    <style:master-page style:name="Envelope" style:page-layout-name="Mpm20"/>
    <style:master-page style:name="Index" style:page-layout-name="Mpm19"/>
    <style:master-page style:name="Footnote" style:page-layout-name="Mpm21"/>
    <style:master-page style:name="Landscape" style:page-layout-name="Mpm22"/>
    <style:master-page style:name="_5f_Fiche_20_éditeur_20_série_20_2_20_une_20_colonne_20_impaire_20__28_G_29_" style:display-name="_Fiche éditeur série 2 une colonne impaire (G)" style:page-layout-name="Mpm23" draw:style-name="Mdp1">
      <style:header>
        <text:p text:style-name="MP24"><draw:path text:anchor-type="paragraph" draw:z-index="0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1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3</text:span></text:p></draw:text-box></draw:frame><draw:line text:anchor-type="paragraph" draw:z-index="2" draw:name="Forme3" draw:style-name="Mgr3" draw:text-style-name="MP26" svg:x1="18.768cm" svg:y1="0.371cm" svg:x2="20.497cm" svg:y2="0.36cm"><text:p/></draw:line><text:span text:style-name="MT6">C</text:span><text:span text:style-name="MT7">onvertir</text:span><text:span text:style-name="MT8"> des </text:span><text:span text:style-name="MT7">unités de capacités et de volumes</text:span></text:p>
      </style:header>
      <style:footer>
        <text:p text:style-name="MP28"><draw:frame draw:style-name="Mfr1" draw:name="Cadre1" text:anchor-type="paragraph" svg:y="-0.06cm" draw:z-index="3"><draw:text-box fo:min-height="0.499cm" fo:min-width="2cm"><draw:frame draw:style-name="Mfr2" draw:name="Cadre2" text:anchor-type="frame" svg:x="0.45cm" svg:y="0.079cm" svg:width="0.817cm" draw:z-index="4"><draw:text-box fo:min-height="0.355cm"><text:p text:style-name="MP29"><draw:g text:anchor-type="paragraph" draw:z-index="5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74</text:page-number></text:p></draw:text-box></draw:frame><text:p text:style-name="MP31"><text:span text:style-name="MT9">G</text:span><text:span text:style-name="MT10">randeurs</text:span> • <text:span text:style-name="MT11">C1</text:span></text:p></draw:text-box></draw:frame></text:p>
      </style:footer>
    </style:master-page>
    <style:master-page style:name="_5f_Fiche_20_éditeur_20_série_20_2_20_une_20_colonne_20_impaire_20__28_G_29__5f_" style:display-name="_Fiche éditeur série 2 une colonne impaire (G)_" style:page-layout-name="Mpm24" draw:style-name="Mdp1" style:next-style-name="_5f_Fiche_20_éditeur_20_série_20_2_20_une_20_colonne_20_impaire_20__28_G_29_">
      <style:header>
        <text:p text:style-name="MP32"><draw:path text:anchor-type="paragraph" draw:z-index="6" draw:name="Forme5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7" draw:name="Forme6" draw:style-name="Mgr2" draw:text-style-name="MP27" svg:width="2.703cm" svg:height="0.715cm" draw:transform="rotate (0.0872664625997165) translate (-0.172861111111111cm 0.218722222222222cm)"><draw:text-box><text:p text:style-name="MP26"><text:span text:style-name="MT5">Série 4</text:span></text:p></draw:text-box></draw:frame><draw:line text:anchor-type="paragraph" draw:z-index="8" draw:name="Forme7" draw:style-name="Mgr3" draw:text-style-name="MP26" svg:x1="12.3cm" svg:y1="0.36cm" svg:x2="20.7cm" svg:y2="0.36cm"><text:p/></draw:line>Calculer des aires (<text:span text:style-name="MT12">figures</text:span>)</text:p>
      </style:header>
      <style:footer>
        <text:p text:style-name="MP28"><draw:frame draw:style-name="Mfr3" draw:name="Cadre4" text:anchor-type="paragraph" svg:x="13.254cm" svg:y="-0.06cm" draw:z-index="0"><draw:text-box fo:min-height="0.499cm" fo:min-width="3cm"><draw:frame draw:style-name="Mfr2" draw:name="Cadre5" text:anchor-type="frame" svg:x="0.45cm" svg:y="0.079cm" svg:width="0.817cm" draw:z-index="0"><draw:text-box fo:min-height="0.355cm"><text:p text:style-name="MP29"><draw:g text:anchor-type="paragraph" draw:z-index="9" draw:name="Forme8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draw:g text:anchor-type="paragraph" draw:z-index="10" draw:name="Forme9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13">Grandeurs et mesures</text:span> • <text:span text:style-name="MT11">C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09-28T08:10:22.205000000</dc:date>
    <meta:editing-duration>PT9H13M37S</meta:editing-duration>
    <meta:editing-cycles>98</meta:editing-cycles>
    <meta:generator>LibreOffice/7.1.1.2$Windows_X86_64 LibreOffice_project/fe0b08f4af1bacafe4c7ecc87ce55bb426164676</meta:generator>
    <dc:subject>diviser</dc:subject>
    <dc:title>A3_3 série 1 </dc:title>
    <meta:document-statistic meta:table-count="4" meta:image-count="0" meta:object-count="0" meta:page-count="1" meta:paragraph-count="155" meta:word-count="657" meta:character-count="3162" meta:non-whitespace-character-count="2135"/>
  </office:meta>
</office:document-meta>
</file>